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38cm" svg:stroke-color="#000000" draw:stroke-linejoin="bevel" svg:stroke-linecap="round" draw:fill="solid" draw:fill-color="#ffffff" fo:padding-top="0.019cm" fo:padding-bottom="0.019cm" fo:padding-left="0.019cm" fo:padding-right="0.019cm"/>
    </style:style>
    <style:style style:name="gr10"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1"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2"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5.1000003814697pt" style:font-size-asian="15.1000003814697pt" style:font-name-complex="DejaVu 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22cm" svg:height="0.282cm" svg:x="15.18cm" svg:y="18.859cm" svg:viewBox="0 0 523 283" svg:d="M190 202c0 25-11 46-25 60-17 14-42 21-70 21s-50-7-67-17c-14-15-25-32-28-57l35-3c7 31 25 49 60 49 17 0 32-7 42-14 11-11 14-21 14-39 0-14-7-29-17-36-11-7-29-11-50-11h-17v-32h17c18 0 32-3 46-10 7-11 14-21 14-35s-3-29-14-36c-7-10-21-14-35-14-18 0-28 4-39 14-11 7-14 18-18 32l-35-3c4-22 14-39 28-50 18-14 39-21 64-21 24 0 46 7 63 21 14 11 21 28 21 53 0 18-3 32-14 42-10 11-24 18-42 22 21 3 35 10 49 21 11 10 18 25 18 43zM244 109v-42h35v42zM244 280v-43h35v43zM484 216v64h-32v-64h-127v-28l124-181h35v181h39v28zM452 46c0 0-3 3-7 7-3 7-3 11-7 14l-71 102-10 15v4h95z">
          <text:p/>
        </draw:path>
        <draw:path draw:style-name="gr3" draw:text-style-name="P3" draw:layer="layout" svg:width="0.529cm" svg:height="0.286cm" svg:x="15.176cm" svg:y="18.859cm" svg:viewBox="0 0 530 287" svg:d="M194 202c0 28-7 49-25 64-17 14-38 21-70 21-28 0-50-7-67-21-18-11-28-32-32-57v-3h4l35-4h3v4c4 31 25 45 57 45 17 0 28-3 39-10 10-11 14-21 14-39 0-14-4-25-14-32-11-7-29-10-50-10h-17-4v-4-32-3h4 17c18 0 32-4 43-11 10-7 14-18 14-32s-4-25-11-32c-7-11-21-14-35-14-18 0-28 3-39 10-7 11-14 18-14 32v4h-4l-35-4v-3c0-22 11-39 28-53 14-14 39-18 64-18 28 0 49 4 63 18 18 14 25 31 25 56 0 18-7 33-14 47-11 11-25 18-46 21v-3h4v3h-4v-3c21 0 39 7 49 21 11 10 18 28 18 42zM187 202c0-14-4-28-14-39-11-10-25-17-46-21h-4v-3l4-4c18-3 32-7 39-21 10-7 14-26 14-40 0-21-7-39-21-53-14-10-36-17-60-17-25 0-46 7-60 17-18 14-25 28-28 53l-4-3h35v3h-3c3-14 10-28 21-35 7-7 21-11 39-11 14 0 28 4 39 11 10 10 14 21 14 39 0 14-7 29-18 36-11 10-28 14-46 14h-17v-4 32-3h17c21 0 39 3 53 14 11 7 18 21 18 35 0 18-7 32-18 42-10 7-25 11-42 11-35 0-57-14-60-49v3l-35 4v-4h3c4 25 11 39 28 53 14 14 36 18 64 18s49-7 67-18c14-14 21-35 21-60zM243 110v-43h4 35 4v43 4h-4-35-4zM247 107h35v3h-3v-43h3v4h-35v-4 43zM243 280v-39-4h4 35 4v4 39 3h-4-35-4zM247 276h35v4h-3v-39h3-35v39zM491 216v64 3h-3-32-3v-3-64h3v4h-131-4v-4-24-4l128-184h4 35 3v3 185h-3v-4h39 3v4 24 4h-3-39v-4zM488 216h39-4v-24h4-39-4v-185h4-35l-125 185h-3 3v24h-3 131 4v64h-4v-4h32v4h-4v-64zM456 46c0 0 0 3-3 10-4 8-7 11-7 11h-4 4l-72 107-11 14-3 4v-4h96v4h-3v-146zM460 46v146h-4-96-7l3-4 4-4v4-4l10-14 72-103c0-3 4-7 7-14 0-7 4-7 4-11l7-17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5.824cm" svg:height="0.522cm" svg:x="18.623cm" svg:y="15.458cm" svg:viewBox="0 0 5825 523" svg:d="M321 300c0 35-14 64-43 85-28 17-67 28-116 28-95 0-148-32-162-99l49-10c7 24 18 42 39 53 17 10 42 14 74 14 35 0 60-4 81-18 18-11 25-28 25-49 0-14-4-25-7-32-7-7-14-14-25-18-11-7-21-10-39-14-14-3-28-7-46-10-31-8-53-15-70-22-14-7-28-14-35-21-11-7-18-17-22-28-3-14-7-25-7-39 0-35 11-60 39-77 25-18 60-25 106-25s78 7 102 18c21 14 39 35 46 70l-49 7c-7-21-18-35-32-42-18-11-39-14-67-14-32 0-53 3-71 14-14 10-24 24-24 46 0 10 3 21 10 28s14 14 25 21c14 7 39 11 74 21 11 0 21 4 32 7 14 4 24 7 35 11 11 3 21 7 32 14 7 3 17 11 25 18 3 7 10 17 14 28 3 10 7 21 7 35zM631 258c0 102-35 155-106 155-46 0-77-18-91-53h-4c0 4 4 18 4 49v114h-50v-350c0-32 0-53-3-60h49v7c0 4 0 11 0 18 0 10 0 17 0 21h4c7-18 21-32 35-39 14-10 32-14 56-14 36 0 64 14 81 35 18 25 25 64 25 117zM582 258c0-39-7-71-18-88-10-18-28-25-53-25-17 0-35 3-46 10-10 11-17 22-24 39-4 18-7 39-7 67 0 39 3 67 17 88 11 18 32 25 60 25 25 0 43-7 53-25 11-17 18-49 18-91zM945 258c0 53-14 91-35 116-25 25-57 39-99 39-46 0-78-14-99-39-21-28-31-67-31-116 0-99 42-152 130-152 46 0 78 14 99 39s35 60 35 113zM892 258c0-39-7-71-17-88-15-18-32-29-64-29-28 0-49 11-60 29-14 21-21 49-21 88s7 70 21 88c11 21 32 28 60 28s49-7 60-28c14-18 21-46 21-88zM1252 258c0 53-11 91-32 116-24 25-56 39-99 39-42 0-77-14-98-39-21-28-32-67-32-116 0-99 42-152 130-152 46 0 78 14 99 39s32 60 32 113zM1203 258c0-39-7-71-18-88-14-18-32-29-64-29-28 0-49 11-59 29-15 21-22 49-22 88s7 70 22 88c10 21 31 28 56 28 32 0 53-7 63-28 15-18 22-46 22-88zM1316 406v-406h49v406zM1393 520v-35h325v35zM1923 406v-187c0-28-3-46-14-60-7-11-21-14-42-14-18 0-35 7-50 25-10 14-17 35-17 67v169h-51v-233c0-32 0-53 0-60h47v7c0 4 0 7 0 11 0 7 4 17 4 32 10-22 21-36 35-43 14-10 32-14 49-14 25 0 43 4 53 14 15 7 25 21 29 43 10-22 24-36 38-43 15-10 32-14 53-14 29 0 50 7 64 25 14 14 21 42 21 81v194h-49v-187c0-28-4-46-11-60-7-11-21-14-42-14s-39 7-53 21c-11 18-14 39-14 71v169zM2463 258c0 53-11 91-35 116-21 25-57 39-99 39s-74-14-95-39c-25-28-36-67-36-116 0-99 46-152 135-152 42 0 77 14 98 39s32 60 32 113zM2410 258c0-39-3-71-18-88-10-18-31-29-59-29-29 0-50 11-64 29-11 21-18 49-18 88s4 70 18 88c14 21 32 28 60 28s49-7 63-28c11-18 18-46 18-88zM2572 113v187c0 18 0 32 4 42 7 11 11 22 21 25 7 4 21 7 35 7 25 0 43-7 57-25 14-17 21-38 21-67v-169h46v229c0 36 3 57 3 64h-45v-7c0-4 0-7-4-14 0-4 0-14 0-28-11 21-25 35-39 42-14 10-35 14-56 14-32 0-57-7-71-25-14-17-21-42-21-81v-194zM3020 406v-187c0-18 0-32-3-46-7-10-11-18-18-21-10-7-21-7-39-7-24 0-42 7-56 25-14 14-21 35-21 67v169h-50v-233c0-32 0-53 0-60h46v7c0 4 0 7 0 11 4 7 4 17 4 32 10-22 25-36 39-43 14-10 35-14 56-14 32 0 57 7 71 25 14 14 21 42 21 81v194zM3257 406c-14 3-32 7-50 7-38 0-56-25-56-67v-198h-35v-35h35l14-67h32v67h56v35h-56v184c0 14 3 25 7 32 7 7 14 10 25 10 7 0 17-3 28-7zM3257 520v-35h324v35zM3687 413c-28 0-53-7-67-25-14-14-21-35-21-63 0-32 11-53 28-71 21-17 53-24 99-28h67v-14c0-25-7-42-18-53-10-11-24-14-45-14-25 0-39 3-50 10-10 8-14 18-18 36l-49-4c7-56 46-81 117-81 38 0 67 7 84 25 18 17 28 42 28 74v127c0 14 0 28 4 35 7 7 14 11 25 11 3 0 10-4 14-4v32c-11 3-25 3-39 3-18 0-28-3-39-14-7-10-14-24-14-46-14 25-28 39-46 50-14 10-35 14-60 14zM3698 374c17 0 35-3 49-10 14-11 25-22 32-36 10-14 14-28 14-42v-25h-53c-25 0-42 4-53 7-14 4-21 11-28 22-7 10-11 21-11 35 0 17 4 28 14 39 8 7 22 10 36 10zM3878 520v-35h324v35zM4234 50v-50h46v50zM4234 406v-293h46v293zM4544 406v-187c0-18-3-32-7-46-3-10-10-18-17-21-7-7-21-7-36-7-24 0-42 7-56 25-14 14-21 35-21 67v169h-50v-233c0-32 0-53 0-60h46v7c0 4 0 7 0 11 0 7 0 17 4 32 10-22 25-36 39-43 14-10 31-14 56-14 32 0 53 7 71 25 14 14 21 42 21 81v194zM4890 325c0 28-10 49-32 63-21 18-49 25-88 25s-67-7-84-18c-22-14-36-31-39-56l42-11c4 18 14 29 25 36 14 7 32 10 56 10 25 0 43-3 53-10 14-7 18-18 18-36 0-10-4-21-11-28s-21-14-39-18l-35-10c-28-7-49-14-60-21-14-7-21-14-28-25s-11-21-11-35c0-28 11-50 29-64 21-14 49-21 84-21 32 0 60 7 78 18 17 10 32 28 35 56l-42 4c-4-11-11-21-25-29-11-7-28-10-46-10-21 0-39 3-49 10-11 4-18 18-18 29 0 10 4 14 7 21 4 7 11 10 21 14 7 3 25 11 53 18 25 3 46 10 57 17 10 4 21 11 28 18s11 14 14 25c4 7 7 17 7 28zM4989 268c0 36 7 60 21 78 14 21 32 28 60 28 21 0 39-3 49-10 15-11 25-22 29-32l42 10c-18 46-56 71-120 71-42 0-78-14-102-39-21-28-32-67-32-116 0-50 11-85 32-113 24-25 56-39 99-39 88 0 130 53 130 159v3zM5148 233c-4-32-11-53-25-70-14-15-32-22-56-22-25 0-43 11-57 25-14 18-21 39-21 67zM5261 406v-226c0-21 0-42 0-67h45c0 32 0 53 0 60h4c7-28 14-42 28-53 7-10 21-14 43-14 3 0 10 0 17 4v42c-7 0-14 0-25 0-21 0-35 7-45 25-11 17-18 42-18 77v152zM5560 406c-17 3-35 7-49 7-39 0-60-25-60-67v-198h-35v-35h35l18-67h31v67h53v35h-53v184c0 14 4 25 8 32 3 7 10 10 24 10 7 0 14-3 28-7zM5825 325c0 28-11 49-32 63-21 18-49 25-88 25-35 0-63-7-85-18-21-14-31-31-38-56l42-11c7 18 14 29 28 36s32 10 53 10c25 0 46-3 57-10 10-7 17-18 17-36 0-10-7-21-14-28s-21-14-39-18l-35-10c-28-7-46-14-60-21-11-7-21-14-28-25-4-11-11-21-11-35 0-28 11-50 32-64 18-14 46-21 81-21 32 0 60 7 81 18 18 10 28 28 35 56l-45 4c-4-11-11-21-22-29-10-7-28-10-49-10s-39 3-46 10c-14 4-17 18-17 29 0 10 3 14 7 21 3 7 10 10 17 14 11 3 28 11 57 18 24 3 42 10 56 17 11 4 18 11 25 18s14 14 17 25c4 7 4 17 4 28z">
          <text:p/>
        </draw:path>
        <draw:path draw:style-name="gr3" draw:text-style-name="P3" draw:layer="layout" svg:width="5.832cm" svg:height="0.526cm" svg:x="18.619cm" svg:y="15.458cm" svg:viewBox="0 0 5833 527" svg:d="M328 301c0 39-14 67-42 85-28 21-71 32-120 32-95 0-152-36-166-99v-4h4l49-10h4c3 24 17 38 35 49 17 11 42 18 74 18 35 0 60-7 78-18 17-11 24-28 24-49 0-11 0-22-7-29-3-7-14-14-21-17-11-7-25-11-39-14-14-4-28-7-46-11v-3 3c-31-7-56-14-70-21-18-7-28-14-39-21-7-11-14-18-21-32-4-11-7-25-7-39 0-35 14-60 39-77 24-19 63-30 109-30s78 7 102 23c25 14 39 35 50 70v4h-4l-49 7-4 3v-3c-7-22-14-36-32-43-14-10-35-14-63-14-32 0-53 4-67 14-18 11-25 25-25 43 0 14 4 21 7 28 7 7 18 14 28 21 11 4 36 11 71 18 11 3 21 7 35 10 11 0 21 4 32 7 14 4 21 11 32 14 10 7 17 15 25 22 7 7 14 17 17 28 4 10 7 21 7 35zM321 301c0-14 0-25-7-35-3-11-7-18-14-25s-14-14-25-18c-7-7-17-10-28-14-11-3-21-7-35-10-11-4-21-7-35-7l3-4-3 4c-36-11-57-18-71-21-11-7-21-15-28-22s-11-17-11-31c0-22 11-36 28-46 14-11 39-18 71-18 28 0 49 4 67 14 18 11 28 25 35 46l-3 4v-4l49-10v3c-10-32-28-53-49-67-21-15-57-22-99-22-46 0-81 10-106 29-25 18-35 42-35 74 0 14 0 25 7 39 3 11 10 18 18 28 10 7 21 14 38 21 14 7 39 11 67 18 18 7 36 11 50 14 14 4 24 7 35 11 11 7 21 14 28 21 4 7 7 21 7 32 0 24-10 42-28 53-18 14-46 17-81 17-32 0-57-3-78-14-17-14-31-32-38-53h3l-49 11v-4h3c11 64 67 95 159 95 49 0 88-10 113-28 28-17 42-46 42-81zM639 259c0 106-36 159-110 159-46 0-77-18-95-53l4-4v4h-4v-4h4c0 4 3 18 3 49v113 4h-3-50-3v-4-349c0-32 0-49-4-60v-3h4 49v3c4 0 4 4 4 7 0 4 0 11 0 21 0 11 0 14 0 18h-4 4-4c11-18 21-32 35-42 14-7 36-11 60-11 36 0 64 11 85 35 18 25 25 64 25 117zM635 259c0-53-10-88-28-113s-42-35-78-35c-24 0-42 3-56 14-14 7-25 21-32 39h-3-4v-4c0-4 0-7 0-18-3-10-3-14-3-21 0-3 0-7 0-7h3v4h-49v-4h3c0 11 4 28 4 60v349h-4v-3h50v3h-4v-113c0-31 0-45 0-45l-3-4h3 4 3c14 35 42 49 88 49 71 0 106-49 106-151zM582 259c0-39-3-67-14-85-14-18-28-25-53-25-17 0-32 4-42 11-11 7-18 21-25 39-7 14-7 39-7 67 0 39 4 63 18 81 10 21 28 28 56 28 25 0 39-7 53-25 7-17 14-49 14-91zM589 259c0 46-7 74-17 95-11 18-32 28-57 28-28 0-49-10-63-32-11-17-18-45-18-84 0-28 4-53 7-71 7-17 14-31 28-39 11-10 25-14 46-14 25 0 46 11 57 29 10 17 17 49 17 88zM949 259c0 53-10 95-35 120-21 24-57 39-99 39-46 0-78-15-99-43-24-25-35-63-35-116 0-99 46-152 134-152 46 0 81 11 102 35 22 25 32 67 32 117zM946 259c0-50-11-88-32-113s-53-35-99-35c-88 0-127 49-127 148 0 53 7 88 32 113 21 28 53 38 95 38s74-10 95-35c25-25 36-63 36-116zM893 259c0-39-7-67-18-85s-32-28-60-28-46 10-60 28c-11 18-18 46-18 85 0 42 7 67 18 88 14 18 32 28 60 28s46-7 60-28c11-18 18-46 18-88zM900 259c0 42-7 74-21 91-15 22-36 32-64 32s-49-10-63-32c-15-21-18-49-18-91 0-39 3-67 18-88 14-18 35-29 63-29 32 0 53 11 64 29 14 17 21 49 21 88zM1260 259c0 53-11 95-36 120-21 24-56 39-99 39-45 0-77-15-102-43-21-25-32-63-32-116 0-99 46-152 134-152 46 0 82 11 103 35 21 25 32 67 32 117zM1256 259c0-50-11-88-32-113s-53-35-99-35c-84 0-130 49-130 148 0 53 14 88 35 113 21 28 53 38 95 38 43 0 75-10 96-35s35-63 35-116zM1203 259c0-39-7-67-18-85-10-18-31-28-60-28-28 0-45 10-59 28-11 18-18 46-18 85 0 42 7 67 18 88 14 18 31 28 56 28 32 0 49-7 63-28 11-18 18-46 18-88zM1210 259c0 42-7 74-21 91-14 22-35 32-67 32-25 0-46-10-60-32-14-21-21-49-21-91 0-39 7-67 21-88 14-18 35-29 63-29 32 0 53 11 64 29 14 17 21 49 21 88zM1316 407v-407h4 49v407 3h-49-4zM1320 407h49-4v-407h4v4h-49v-4h3v407zM1394 520v-35-4h3 325 3v4 35 3h-3-325-3zM1397 516h325v4h-4v-35h4v3h-325v-3h4v35h-4zM1924 407v-187c0-25-4-46-11-56-7-11-21-15-42-15-18 0-35 7-46 22-11 17-18 38-18 67v169 3h-3-51-3v-3-229c0-36 0-57 0-64v-3h3 47 4v3c0 0 0 4 0 7 0 4 0 7 0 14 0 4 0 14 0 29v-4 4h-4c11-22 25-36 39-46 14-7 32-11 49-11 25 0 43 4 57 14 14 7 21 21 28 43h-3v-4 4c10-22 21-36 35-46 14-7 35-11 56-11 29 0 53 7 67 25 14 14 22 42 22 81v194 3h-4-49-4v-3-187c0-25-3-46-10-56-8-11-22-15-39-15-21 0-39 7-50 22-10 17-17 38-17 67v169 3h-50-3zM1927 407h50-4v-169c0-29 7-53 18-71 10-14 28-25 53-25 21 0 35 7 42 18 11 14 14 32 14 60v187h-3 49-4v-194c0-39-7-64-21-78-10-17-31-24-60-24-21 0-38 3-53 14-14 7-24 21-35 42h-3-4v-3c-3-18-14-32-25-39-14-11-28-14-53-14-17 0-35 3-45 10-14 11-25 25-39 46h-4v-3c0-15 0-25-3-29 0-7 0-10 0-14 0-3 0-7 0-7h3v4h-47v-4c4 7 4 28 4 64v229h-4 51-4v-169c0-29 7-53 21-71 11-14 29-25 50-25s39 7 46 18c7 14 14 32 14 60v187zM2471 259c0 53-11 95-36 120-24 24-56 39-102 39-42 0-78-15-99-43-21-25-35-63-35-116 0-99 46-152 138-152 42 0 77 11 102 35 21 25 32 67 32 117zM2464 259c0-50-11-88-32-113s-53-35-95-35c-89 0-131 49-131 148 0 53 11 88 32 113 21 28 53 38 95 38s74-10 99-35c21-25 32-63 32-116zM2414 259c0-39-7-67-21-85-11-18-28-28-56-28-29 0-50 10-60 28-15 18-18 46-18 85 0 42 3 67 18 88 10 18 28 28 56 28s49-7 60-28c14-18 21-46 21-88zM2418 259c0 42-7 74-18 91-14 22-35 32-67 32-28 0-49-10-60-32-14-21-21-49-21-91 0-39 7-67 21-88 11-18 32-29 64-29 28 0 49 11 63 29 11 17 18 49 18 88zM2580 114v187c0 18 0 32 3 46 4 7 11 14 18 21 7 4 21 7 35 7 25 0 39-10 53-25 14-17 21-38 21-67v-169-3h4 46 3v3 233c0 35 4 53 4 60v3h-4-45-4c0-3 0-3 0-10 0-4 0-7 0-14 0-4 0-14 0-28v3-3l4 3c-11 21-25 35-43 42-14 11-32 15-56 15-32 0-57-11-71-25-17-18-25-46-25-81v-198-3h4 49 4zM2576 118h-49v-4 198c0 35 11 60 25 77 14 14 35 21 67 21 21 0 42-3 56-10 14-11 25-25 35-42l4-4h4v4c0 14 0 24 0 28 3 7 3 10 3 14 0 7 0 7 0 7h-3 45l-3 3c0-10 0-28 0-63v-233 4h-46v-4 169c0 32-7 53-21 71-11 18-32 25-57 25-17 0-28-4-38-7-7-4-15-14-18-25-7-11-7-25-7-46v-187h3zM3021 407v-187c0-18 0-32-4-42-3-11-10-18-17-22-7-3-18-7-36-7-24 0-42 7-52 25-15 14-22 35-22 64v169 3h-3-50v-3-229c0-36-3-57-3-64v-3h3 46 4v3c0 0 0 4 0 7 0 4 0 7 0 14 0 4 0 14 0 29v-4 4h-4c11-22 25-36 43-46 14-7 31-11 56-11 32 0 57 7 74 25 14 14 21 42 21 81v194 3h-3-50-3zM3024 407h50-4v-194c0-39-7-64-21-78-14-17-35-24-67-24-21 0-42 3-53 14-17 7-28 21-39 42h-3-4v-3c0-15 0-25 0-29-3-7-3-10-3-14 0-3 0-7 0-7h3v4h-46v-4h4c0 7 0 28 0 64v229h-4 50v-169c0-29 7-53 21-71 14-14 32-25 56-25 18 0 29 4 39 7 7 7 14 15 18 25 7 14 7 28 7 46v187zM3261 410c-14 4-32 4-50 4-38 0-60-21-60-67v-198h4v4h-35-4v-4-35-3h4 35v3h-4l15-67 3-3h32 3v3 67h-3v-3h56 4v3 35 4h-4-56v-4h3v187c0 14 4 22 7 29 4 3 11 7 22 7 7 0 17 0 28-4h3v4 35zM3257 407v-35h4v3c-11 0-21 0-28 0-11 0-22 0-25-7-7-7-7-18-7-32v-187-3h56v3h-3v-35h3v4h-56v-4-67 4h-32v-4h4l-15 67v4h-3-35v-4h3v35h-3v-3h35v3 198c0 42 21 63 56 63 18 0 32-3 50-7v4zM3257 520v-35-4h4 324 4v4 35 3h-4-324-4zM3261 516h324v4h-3v-35h3v3h-324v-3 35zM3691 418c-28 0-53-11-67-25-17-18-25-39-25-67 0-32 11-57 32-71 21-17 53-28 99-28h67-4v-14c0-25-3-39-14-49-10-11-24-15-45-15-22 0-36 4-46 11-11 7-18 18-18 32v3h-4l-49-3h-3v-4c7-56 49-81 120-81 38 0 67 7 84 25 21 17 32 42 32 74v127c0 14 0 28 3 35 4 4 11 7 22 7 3 0 10 0 14 0h3v32 3c-14 4-28 4-42 4-18 0-32-4-39-14-10-11-14-25-14-46-11 21-28 39-42 49-18 11-39 15-64 15zM3691 410c25 0 43-3 60-14 18-7 32-21 42-46h4 4v4c0 18 7 32 14 42 7 7 17 11 35 11 14 0 28 0 39-4v4h-4v-32h4l3 4c-7 3-14 3-17 3-11 0-22-7-25-14-4-7-7-18-7-35v-127c0-32-7-53-28-71-18-14-46-24-81-24-71 0-106 24-117 77v-3l49 3v4h-3c3-18 11-28 21-39 11-7 25-11 50-11 21 0 38 7 49 18 10 11 18 28 18 53v14 4h-4l-67 3v-3 3c-46 0-74 7-95 25-21 14-28 39-28 67s7 49 21 63 35 21 63 21zM3702 375c17 0 35-3 49-14 14-7 21-18 32-32 7-14 10-28 10-42v-25h4v4h-53c-25 0-42 3-53 7-10 7-21 10-28 21-4 7-7 18-7 32 0 17 3 28 14 35 7 11 18 14 32 14zM3702 382c-14 0-28-7-39-14-7-10-14-25-14-42 0-14 3-25 10-35 7-11 18-18 32-22 11-3 28-7 53-7v4-4l53-3h4v3 25c0 14-8 32-15 46s-21 28-35 35-28 14-49 14zM3878 520v-35-4h4 324 4v4 35 3h-4-324-4zM3882 516h324v4h-3v-35h3v3h-324v-3h3v35h-3zM4234 51v-51h4 46 3v51 3h-3-46-4zM4238 47h46v4-51 4h-46v-4 51zM4234 407v-293-3h4 46 3v3 293 3h-3-46-4zM4238 407h46v-293 4h-46v-4zM4545 407v-187c0-18 0-32-4-42-3-11-10-18-17-22-7-3-21-7-36-7-24 0-42 7-52 25-15 14-22 35-22 64v169 3h-3-50-3v-3-229c0-36 0-57 0-64v-3h3 46 4v3c0 0 0 4 0 7 0 4 0 7 0 14 0 4 0 14 0 29v-4 4h-4c11-22 25-36 39-46 18-7 35-11 60-11 32 0 57 7 71 25 14 14 24 42 24 81v194 3h-3-50-3zM4548 407h50-4v-194c0-39-7-64-21-78-14-17-35-24-67-24-25 0-42 3-56 14-14 7-25 21-39 42h-4v-3c0-15-3-25-3-29 0-7 0-10 0-14 0-3 0-7 0-7h3v4h-46v-4h4c0 7 0 28 0 64v229h-4 50-4v-169c0-29 7-53 21-71 15-14 36-25 60-25 18 0 29 4 39 7 7 7 14 15 18 25 3 14 7 28 7 46v187zM4894 326c0 28-10 53-32 67-21 17-49 25-88 25s-67-8-88-18c-21-14-32-32-39-60v-4l46-7v-3l4 3c3 18 10 29 24 36 11 7 29 10 53 10 25 0 43-3 53-14 11-7 14-14 14-32 0-10-3-17-10-24s-18-11-39-18l3-4-3 4-32-7v-4 4c-28-11-49-18-63-25-11-7-22-14-29-24-7-11-10-25-10-39 0-28 10-50 32-64 17-14 45-21 84-21 32 0 60 7 78 18 21 10 35 28 39 56v4h-4l-42 3h-4c-3-14-10-21-21-28s-28-11-46-11c-21 0-39 4-49 11-7 4-14 14-14 28 0 7 3 11 7 18 3 3 10 10 17 14 11 3 29 7 53 14 29 7 46 14 57 18 14 7 21 14 28 21s14 14 18 21c3 11 3 21 3 32zM4891 326c0-11-4-18-7-28-4-7-7-15-15-22-7-7-14-14-24-17-11-7-32-11-57-18v-3 3c-28-7-46-14-56-18-7-3-14-10-18-14-7-7-7-14-7-21 0-14 7-28 18-35 10-7 28-11 49-11s35 4 50 11c10 7 21 21 21 35v-3l42-7v3c-7-25-18-42-39-53-17-10-42-17-74-17-35 0-63 7-81 21-21 14-28 35-28 60 0 14 3 24 7 35 7 11 18 18 28 25 14 7 32 14 60 21l35 7c18 7 32 14 39 21 11 7 14 18 14 28 0 18-7 32-17 39-14 7-32 11-57 11-24 0-42-4-56-11s-25-21-28-35l3-4v4l-42 10v-3h3c4 25 18 42 36 53 21 14 45 17 84 17 35 0 67-7 85-21 21-14 32-35 32-63zM4993 273c0 32 7 56 21 74s32 28 60 28c21 0 35-3 49-14 11-7 22-18 25-28v-4h4l42 11 4 3v4c-18 46-60 71-124 71-46 0-78-15-102-39-25-29-36-67-36-120 0-50 11-88 36-113 24-28 56-39 99-39 88 0 134 53 134 159v7h-4zM4993 269h208v4h-3v-7c0-106-39-155-127-155-43 0-71 14-96 38-21 25-31 60-31 110 0 53 10 88 31 116 25 25 57 35 99 35 60 0 99-21 116-67h4v4l-42-14h3c-7 14-14 25-28 35-14 7-32 14-53 14-28 0-49-10-63-32-15-17-22-45-22-77v-4zM5148 234c-3-32-10-53-21-67-14-14-32-21-56-21-25 0-43 7-53 25-14 14-22 35-25 63v-3h159v3zM5152 238h-159-4v-4c0-28 7-53 25-67 14-18 32-25 57-25 24 0 45 7 60 22 10 14 21 38 24 70v4zM5261 407v-226c0-21 0-42 0-67v-3h4 45 4v3c0 32 0 53 0 60h-4v-3h4v3h-4c7-28 18-46 29-53 10-10 24-14 46-14 3 0 10 0 17 0h4v4 45 4h-4c-7-4-14-4-25-4-21 0-35 8-45 25-11 18-15 42-15 74v152 3h-3-49-4zM5265 407h49-4v-152c0-35 7-60 18-77 11-18 28-29 49-29 11 0 22 4 25 4v3-45 3c-7-3-14-3-17-3-18 0-32 3-43 14-10 7-17 24-28 49v4h-4v-4c0-7-3-28-3-60h3v4h-45v-4h3c0 25 0 46 0 67v226zM5564 410c-17 4-31 4-49 4-42 0-63-21-63-67v-198h3v4h-35v-4-35-3h35v3l14-67v-3h4 31 4v3 67h-4v-3h53 4v3 35 4h-4-53v-4h4v187c0 14 0 22 7 29 4 3 11 7 21 7 7 0 14 0 28-4h4v4 35zM5561 407v-35h3v3c-14 0-21 0-28 0-14 0-21 0-28-7-4-7-7-18-7-32v-187-3h3 53v3h-3v-35h3v4h-53-3v-4-67h3v4h-31v-4h3l-17 67v4h-4-35v-4h3v35h-3v-3h35 4v3 198c0 42 17 63 56 63 14 0 32-3 46-7l3 4zM5833 326c0 28-11 53-32 67-21 17-53 25-92 25-35 0-67-8-85-18-21-14-35-32-42-60v-4h4l42-7 3-3v3c4 18 15 29 25 36 14 7 32 10 53 10 25 0 42-3 53-14 11-7 18-14 18-32 0-10-4-17-11-24s-21-11-39-18v-4 4l-35-7v-4 4c-28-11-49-18-60-25-14-7-21-14-28-24-7-11-11-25-11-39 0-28 11-50 28-64 22-14 50-21 85-21s60 7 81 18c18 10 32 28 39 56v4h-4l-45 3h-4c0-14-7-21-21-28-11-7-25-11-46-11s-35 4-46 11c-10 4-14 14-14 28 0 7 0 11 7 18 4 3 7 10 18 14 7 3 24 7 53 14 24 7 46 14 56 18 11 7 21 14 28 21s11 14 14 21c4 11 8 21 8 32zM5825 326c0-11 0-18-3-28-4-7-7-15-14-22s-18-14-28-17c-11-7-29-11-57-18l4-3-4 3c-25-7-46-14-53-18-7-3-14-10-21-14-3-7-7-14-7-21 0-14 7-28 18-35 10-7 28-11 49-11s39 4 49 11c15 7 22 21 25 35h-3v-3l45-7v3h-3c-7-25-18-42-35-53-18-10-46-17-78-17-35 0-63 7-81 21s-28 35-28 60c0 14 3 24 10 35s14 18 29 25c10 7 31 14 56 21l35 7c18 7 32 14 43 21 7 7 10 18 10 28 0 18-3 32-17 39-11 7-32 11-57 11-21 0-42-4-56-11-11-7-22-21-25-35v-4 4l-42 10v-3h3c7 25 18 42 39 53 18 14 46 17 81 17 39 0 67-7 88-21 18-14 28-35 28-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7cm" svg:height="0.282cm" svg:x="18.591cm" svg:y="18.845cm" svg:viewBox="0 0 1878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3 0-58-10-72-35-18-25-25-61-25-107s7-81 25-106c14-21 39-35 72-35 31 0 56 14 70 39 18 21 25 56 25 102zM1176 141c0-39-4-67-14-85-11-17-25-28-46-28-22 0-37 11-47 28-11 18-14 46-14 85s3 68 14 86c10 17 25 28 47 28 21 0 35-11 46-28 10-18 14-47 14-86zM1433 141c0 46-10 82-25 107-17 25-42 35-70 35-32 0-57-10-71-35-17-25-24-61-24-107s7-81 21-106c17-21 42-35 74-35s56 14 70 39c15 21 25 56 25 102zM1398 141c0-39-7-67-14-85-11-17-25-28-46-28s-35 11-46 28c-11 18-14 46-14 85s3 68 14 86c11 17 25 28 46 28s35-11 42-28c11-18 18-47 18-86zM1620 216v64h-35v-64h-127v-25l123-184h39v180h35v29zM1585 46c0 0 0 3-4 10-3 4-7 11-10 11l-67 102-11 14-3 4h95zM1839 216v64h-32v-64h-127v-25l124-184h35v180h39v29zM1807 46c0 0-3 3-7 10-3 4-3 11-7 11l-67 102-14 14v4h95z">
          <text:p/>
        </draw:path>
        <draw:path draw:style-name="gr3" draw:text-style-name="P3" draw:layer="layout" svg:width="1.88cm" svg:height="0.286cm" svg:x="18.591cm" svg:y="18.845cm" svg:viewBox="0 0 1881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40 39-71 39-32 0-57-14-74-39-15-25-25-60-25-106 0-47 10-82 25-107 17-25 42-35 74-35 36 0 57 10 75 35 14 25 21 60 21 107zM1207 142c0-47-7-82-21-103-14-25-40-36-71-36-32 0-57 11-71 36-14 21-21 56-21 103 0 46 7 81 21 102 18 25 39 39 71 39 31 0 54-14 71-39 14-21 21-56 21-102zM1172 142c0-40-3-68-14-86-7-14-22-24-43-24s-36 7-46 24c-7 18-11 46-11 86 0 39 4 67 11 85 10 17 25 24 46 24s36-7 43-24c11-18 14-46 14-85zM1176 142c0 39-4 67-14 85-11 21-26 28-47 28s-39-7-50-25c-7-21-14-49-14-88 0-40 7-68 14-89 11-14 29-25 50-25s39 11 50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20 216v64 3h-35v-3-64 4h-127-4v-4-25-3l127-185h39v4 181h35 4v28 4h-4-35zM1620 216h35v-28 3h-35-3v-3-181h3-39 4l-127 184v25h127 3v64h-3v-4h35v4h-3v-64zM1588 46c0 0-3 3-7 10-3 7-7 11-7 11l-70 107-11 14-3 3v-3h95v-142zM1588 46v142 3h-3-95-4v-3l4-4h3-3l10-14h4-4l71-103c0-4 3-7 7-14 3-4 7-7 7-7l3-14zM1842 216v64 3h-3-32-3v-3-64h3v4h-127-3v-4-25-3l123-185h4 35 3v4 181h-3 39 3v28 4h-3-39v-4zM1839 216h39-4v-28h4v3h-39v-3-181h-35l-124 184v25h127v64-4h32v4zM1807 46c0 0 0 3-3 10-4 7-7 11-7 11l-71 107-11 14-3 3v-3h95-3v-142zM1807 46v142 3h-95-7l3-3 4-4 10-14h4-4l71-103c0-4 4-7 7-14 4-4 4-7 4-7l3-14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7.356cm" svg:height="4.445cm" svg:x="3.139cm" svg:y="13.673cm" svg:viewBox="0 0 7357 4446" svg:d="M7357 498v1726c0 95-145 180-346 204-201 25-413-21-508-106l-215-190-1655 413v977c0 78-84 148-222 190l-2628 657-304-265-1295 342-184-166v-1721l501-180v-523c54-43 100-81 146-124 7-10 21-17 35-21l2208-825c8-4 15-7 22-7l3439-858c230-49 501-10 632 92l314 282c38 32 60 67 60 103z">
          <text:p/>
        </draw:path>
        <draw:polygon draw:style-name="gr7" draw:text-style-name="P2" draw:layer="layout" svg:width="0cm" svg:height="0cm" svg:x="6.755cm" svg:y="15.959cm" svg:viewBox="0 0 0 0" draw:points="0,0">
          <text:p/>
        </draw:polygon>
        <draw:path draw:style-name="gr1" draw:text-style-name="P1" draw:layer="layout" svg:width="7.356cm" svg:height="2.72cm" svg:x="3.139cm" svg:y="13.673cm" svg:viewBox="0 0 7357 2721" svg:d="M6288 409l215 187c95 89 307 131 508 110 201-25 346-110 346-208 0-36-22-71-60-103l-314-282c-131-102-402-141-632-92l-3439 858c-7 0-14 3-22 7l-2208 826c-14 7-28 14-35 21-46 43-92 85-146 124l689 282-689 240-501 180 184 162 1295-339 304 265 2628-656c138-42 222-113 222-191 0-35-21-74-60-105l-726-644-32-28 32-7z">
          <text:p/>
        </draw:path>
        <draw:polygon draw:style-name="gr7" draw:text-style-name="P2" draw:layer="layout" svg:width="0cm" svg:height="0cm" svg:x="6.755cm" svg:y="15.959cm" svg:viewBox="0 0 0 0" draw:points="0,0">
          <text:p/>
        </draw:polygon>
        <draw:polygon draw:style-name="gr1" draw:text-style-name="P1" draw:layer="layout" svg:width="2.628cm" svg:height="2.374cm" svg:x="4.921cm" svg:y="15.663cm" svg:viewBox="0 0 2629 2375" draw:points="2629,1718 2629,0 0,652 0,2375">
          <text:p/>
        </draw:polygon>
        <draw:polygon draw:style-name="gr7" draw:text-style-name="P2" draw:layer="layout" svg:width="0cm" svg:height="0cm" svg:x="6.755cm" svg:y="15.959cm" svg:viewBox="0 0 0 0" draw:points="0,0">
          <text:p/>
        </draw:polygon>
        <draw:path draw:style-name="gr1" draw:text-style-name="P1" draw:layer="layout" svg:width="2.441cm" svg:height="2.138cm" svg:x="6.985cm" svg:y="14.079cm" svg:viewBox="0 0 2442 2139" svg:d="M2442 1725v-1725l-2442 610v32l726 642c39 35 57 71 57 109v746z">
          <text:p/>
        </draw:path>
        <draw:polygon draw:style-name="gr7" draw:text-style-name="P2" draw:layer="layout" svg:width="0cm" svg:height="0cm" svg:x="6.755cm" svg:y="15.959cm" svg:viewBox="0 0 0 0" draw:points="0,0">
          <text:p/>
        </draw:polygon>
        <draw:polygon draw:style-name="gr1" draw:text-style-name="P1" draw:layer="layout" svg:width="1.294cm" svg:height="2.061cm" svg:x="3.323cm" svg:y="16.054cm" svg:viewBox="0 0 1295 2062" draw:points="1295,1723 1295,0 0,339 0,2062">
          <text:p/>
        </draw:polygon>
        <draw:polygon draw:style-name="gr7" draw:text-style-name="P2" draw:layer="layout" svg:width="0cm" svg:height="0cm" svg:x="6.755cm" svg:y="15.959cm" svg:viewBox="0 0 0 0" draw:points="0,0">
          <text:p/>
        </draw:polygon>
        <draw:path draw:style-name="gr1" draw:text-style-name="P1" draw:layer="layout" svg:width="3.062cm" svg:height="1.256cm" svg:x="4.272cm" svg:y="14.793cm" svg:viewBox="0 0 3063 1257" svg:d="M2862 775c70-18 130-43 162-78 28-21 39-49 39-74 0-28-11-53-39-78l-501-427c-14-10-32-21-60-28l-353-81c-46-14-102-11-144 4l-1910 631c-35 11-56 32-56 53 0 18 14 35 42 46l544 241c14 7 25 14 32 21l208 215c18 18 46 28 85 35 35 4 77 4 109-7z">
          <text:p/>
        </draw:path>
        <draw:polygon draw:style-name="gr7" draw:text-style-name="P2" draw:layer="layout" svg:width="0cm" svg:height="0cm" svg:x="6.755cm" svg:y="15.959cm" svg:viewBox="0 0 0 0" draw:points="0,0">
          <text:p/>
        </draw:polygon>
        <draw:path draw:style-name="gr1" draw:text-style-name="P1" draw:layer="layout" svg:width="3.023cm" svg:height="1.256cm" svg:x="4.272cm" svg:y="14.793cm" svg:viewBox="0 0 3024 1257" svg:d="M2463 90c28 7 46 18 60 28l501 427v152c-32 35-92 60-162 78l-1842 473c-32 11-74 11-109 7-39-7-67-17-85-35l-208-215c-7-7-18-14-32-21l-544-241c-28-11-42-28-42-46 0-21 21-42 56-53l1910-631c42-15 98-18 144-4z">
          <text:p/>
        </draw:path>
        <draw:polygon draw:style-name="gr7" draw:text-style-name="P2" draw:layer="layout" svg:width="0cm" svg:height="0cm" svg:x="6.755cm" svg:y="15.959cm" svg:viewBox="0 0 0 0" draw:points="0,0">
          <text:p/>
        </draw:polygon>
        <draw:path draw:style-name="gr1" draw:text-style-name="P1" draw:layer="layout" svg:width="0.854cm" svg:height="1.934cm" svg:x="9.641cm" svg:y="14.171cm" svg:viewBox="0 0 855 1935" svg:d="M0 1821v-1723c95 85 308 131 509 106 201-21 346-106 346-204v1722c0 99-145 184-346 208-201 21-414-21-509-109z">
          <text:p/>
        </draw:path>
        <draw:polygon draw:style-name="gr7" draw:text-style-name="P2" draw:layer="layout" svg:width="0cm" svg:height="0cm" svg:x="6.755cm" svg:y="15.959cm" svg:viewBox="0 0 0 0" draw:points="0,0">
          <text:p/>
        </draw:polygon>
        <draw:polygon draw:style-name="gr1" draw:text-style-name="P1" draw:layer="layout" svg:width="0.307cm" svg:height="1.983cm" svg:x="4.614cm" svg:y="16.054cm" svg:viewBox="0 0 308 1984" draw:points="308,1984 308,261 0,0 0,1723">
          <text:p/>
        </draw:polygon>
        <draw:polygon draw:style-name="gr7" draw:text-style-name="P2" draw:layer="layout" svg:width="0cm" svg:height="0cm" svg:x="6.755cm" svg:y="15.959cm" svg:viewBox="0 0 0 0" draw:points="0,0">
          <text:p/>
        </draw:polygon>
        <draw:path draw:style-name="gr1" draw:text-style-name="P1" draw:layer="layout" svg:width="0.222cm" svg:height="1.912cm" svg:x="7.549cm" svg:y="15.472cm" svg:viewBox="0 0 223 1913" svg:d="M0 1913c139-42 223-112 223-190v-982-741c0 74-84 149-223 191z">
          <text:p/>
        </draw:path>
        <draw:polygon draw:style-name="gr7" draw:text-style-name="P2" draw:layer="layout" svg:width="0cm" svg:height="0cm" svg:x="6.755cm" svg:y="15.959cm" svg:viewBox="0 0 0 0" draw:points="0,0">
          <text:p/>
        </draw:polygon>
        <draw:polygon draw:style-name="gr1" draw:text-style-name="P1" draw:layer="layout" svg:width="0.215cm" svg:height="1.912cm" svg:x="9.426cm" svg:y="14.079cm" svg:viewBox="0 0 216 1913" draw:points="0,1726 216,1913 216,190 0,0">
          <text:p/>
        </draw:polygon>
        <draw:polygon draw:style-name="gr7" draw:text-style-name="P2" draw:layer="layout" svg:width="0cm" svg:height="0cm" svg:x="6.755cm" svg:y="15.959cm" svg:viewBox="0 0 0 0" draw:points="0,0">
          <text:p/>
        </draw:polygon>
        <draw:polygon draw:style-name="gr1" draw:text-style-name="P1" draw:layer="layout" svg:width="0.187cm" svg:height="1.888cm" svg:x="3.139cm" svg:y="16.227cm" svg:viewBox="0 0 188 1889" draw:points="188,166 188,1889 0,1726 0,0">
          <text:p/>
        </draw:polygon>
        <draw:polygon draw:style-name="gr7" draw:text-style-name="P2" draw:layer="layout" svg:width="0cm" svg:height="0cm" svg:x="6.755cm" svg:y="15.959cm" svg:viewBox="0 0 0 0" draw:points="0,0">
          <text:p/>
        </draw:polygon>
        <draw:path draw:style-name="gr1" draw:text-style-name="P1" draw:layer="layout" svg:width="0.746cm" svg:height="0.349cm" svg:x="9.675cm" svg:y="13.993cm" svg:viewBox="0 0 747 350" svg:d="M633 302c21-11 42-21 56-35 99-71 67-171-74-227-138-53-347-53-484 0-141 56-173 156-74 227 14 14 35 24 56 35 21 7 39 14 60 21 148 43 336 36 460-21z">
          <text:p/>
        </draw:path>
        <draw:polygon draw:style-name="gr7" draw:text-style-name="P2" draw:layer="layout" svg:width="0cm" svg:height="0cm" svg:x="6.755cm" svg:y="15.959cm" svg:viewBox="0 0 0 0" draw:points="0,0">
          <text:p/>
        </draw:polygon>
        <draw:polygon draw:style-name="gr1" draw:text-style-name="P1" draw:layer="layout" svg:width="0.688cm" svg:height="0.522cm" svg:x="3.64cm" svg:y="15.529cm" svg:viewBox="0 0 689 523" draw:points="0,523 689,278 0,0">
          <text:p/>
        </draw:polygon>
        <draw:polygon draw:style-name="gr7" draw:text-style-name="P2" draw:layer="layout" svg:width="0cm" svg:height="0cm" svg:x="6.755cm" svg:y="15.959cm" svg:viewBox="0 0 0 0" draw:points="0,0">
          <text:p/>
        </draw:polygon>
        <draw:path draw:style-name="gr1" draw:text-style-name="P1" draw:layer="layout" svg:width="0.746cm" svg:height="0.301cm" svg:x="9.675cm" svg:y="13.993cm" svg:viewBox="0 0 747 302" svg:d="M633 302c21-11 42-21 56-35 99-72 67-171-74-227-138-53-347-53-484 0-141 56-173 155-74 227 14 14 35 24 56 35-7-11-7-21-7-35 0-68 120-125 268-125 146 0 269 57 269 125 0 14-7 24-10 35z">
          <text:p/>
        </draw:path>
        <draw:polygon draw:style-name="gr7" draw:text-style-name="P2" draw:layer="layout" svg:width="0cm" svg:height="0cm" svg:x="6.755cm" svg:y="15.959cm" svg:viewBox="0 0 0 0" draw:points="0,0">
          <text:p/>
        </draw:polygon>
        <draw:path draw:style-name="gr1" draw:text-style-name="P1" draw:layer="layout" svg:width="0.349cm" svg:height="0.367cm" svg:x="3.746cm" svg:y="17.374cm" svg:viewBox="0 0 350 368" svg:d="M350 138c0-42-17-82-46-106-24-22-54-32-89-32-74 3-151 56-190 135-39 77-32 162 21 204 42 36 109 39 169 8 79-43 135-127 135-209z">
          <text:p/>
        </draw:path>
        <draw:polygon draw:style-name="gr7" draw:text-style-name="P2" draw:layer="layout" svg:width="0cm" svg:height="0cm" svg:x="6.755cm" svg:y="15.959cm" svg:viewBox="0 0 0 0" draw:points="0,0">
          <text:p/>
        </draw:polygon>
        <draw:path draw:style-name="gr1" draw:text-style-name="P1" draw:layer="layout" svg:width="0.349cm" svg:height="0.364cm" svg:x="3.746cm" svg:y="16.449cm" svg:viewBox="0 0 350 365" svg:d="M350 139c0-47-17-86-46-110-24-18-54-32-89-28-74 0-151 52-190 131-39 78-32 159 21 205 42 35 109 38 169 7 79-39 135-124 135-205z">
          <text:p/>
        </draw:path>
        <draw:polygon draw:style-name="gr7" draw:text-style-name="P2" draw:layer="layout" svg:width="0cm" svg:height="0cm" svg:x="6.755cm" svg:y="15.959cm" svg:viewBox="0 0 0 0" draw:points="0,0">
          <text:p/>
        </draw:polygon>
        <draw:path draw:style-name="gr1" draw:text-style-name="P1" draw:layer="layout" svg:width="0.536cm" svg:height="0.207cm" svg:x="9.782cm" svg:y="14.135cm" svg:viewBox="0 0 537 208" svg:d="M527 159c3-14 10-25 10-35 0-67-123-124-268-124-149 0-269 57-269 124 0 10 0 21 7 35 21 7 39 14 60 21 149 44 336 37 460-21z">
          <text:p/>
        </draw:path>
        <draw:polygon draw:style-name="gr7" draw:text-style-name="P2" draw:layer="layout" svg:width="0cm" svg:height="0cm" svg:x="6.755cm" svg:y="15.959cm" svg:viewBox="0 0 0 0" draw:points="0,0">
          <text:p/>
        </draw:polygon>
        <draw:path draw:style-name="gr1" draw:text-style-name="P1" draw:layer="layout" svg:width="0.039cm" svg:height="0.156cm" svg:x="7.295cm" svg:y="15.338cm" svg:viewBox="0 0 40 157" svg:d="M0 157c29-25 40-50 40-79 0-28-11-53-40-78z">
          <text:p/>
        </draw:path>
        <draw:polygon draw:style-name="gr7" draw:text-style-name="P2" draw:layer="layout" svg:width="0cm" svg:height="0cm" svg:x="6.755cm" svg:y="15.959cm" svg:viewBox="0 0 0 0" draw:points="0,0">
          <text:p/>
        </draw:polygon>
        <draw:polygon draw:style-name="gr1" draw:text-style-name="P1" draw:layer="layout" svg:width="0.032cm" svg:height="0.035cm" svg:x="6.953cm" svg:y="14.689cm" svg:viewBox="0 0 33 36" draw:points="33,36 33,0 0,7">
          <text:p/>
        </draw:polygon>
        <draw:polygon draw:style-name="gr7" draw:text-style-name="P2" draw:layer="layout" svg:width="0cm" svg:height="0cm" svg:x="6.755cm" svg:y="15.959cm" svg:viewBox="0 0 0 0" draw:points="0,0">
          <text:p/>
        </draw:polygon>
        <draw:line draw:style-name="gr8" draw:text-style-name="P2" draw:layer="layout" svg:x1="9.49cm" svg:y1="13.694cm" svg:x2="6.05cm" svg:y2="14.553cm">
          <text:p/>
        </draw:line>
        <draw:path draw:style-name="gr8" draw:text-style-name="P2" draw:layer="layout" svg:width="0.022cm" svg:height="0.011cm" svg:x="6.028cm" svg:y="14.548cm" svg:viewBox="0 0 23 12" svg:d="M23 0c-7 4-15 8-23 12">
          <text:p/>
        </draw:path>
        <draw:path draw:style-name="gr8" draw:text-style-name="P2" draw:layer="layout" svg:width="0.632cm" svg:height="0.113cm" svg:x="9.489cm" svg:y="13.673cm" svg:viewBox="0 0 633 114" svg:d="M633 114c-131-103-403-142-633-93">
          <text:p/>
        </draw:path>
        <draw:line draw:style-name="gr8" draw:text-style-name="P2" draw:layer="layout" svg:x1="6.029cm" svg:y1="14.555cm" svg:x2="3.82cm" svg:y2="15.385cm">
          <text:p/>
        </draw:line>
        <draw:line draw:style-name="gr8" draw:text-style-name="P2" draw:layer="layout" svg:x1="10.436cm" svg:y1="14.069cm" svg:x2="10.117cm" svg:y2="13.786cm">
          <text:p/>
        </draw:line>
        <draw:path draw:style-name="gr8" draw:text-style-name="P2" draw:layer="layout" svg:width="0.039cm" svg:height="0.024cm" svg:x="3.781cm" svg:y="15.381cm" svg:viewBox="0 0 40 25" svg:d="M40 0c-15 7-29 14-40 25">
          <text:p/>
        </draw:path>
        <draw:path draw:style-name="gr8" draw:text-style-name="P2" draw:layer="layout" svg:width="0.854cm" svg:height="0.213cm" svg:x="9.641cm" svg:y="14.171cm" svg:viewBox="0 0 855 214" svg:d="M0 98c95 89 308 132 509 111 201-26 346-111 346-209">
          <text:p/>
        </draw:path>
        <draw:path draw:style-name="gr8" draw:text-style-name="P2" draw:layer="layout" svg:width="0.06cm" svg:height="0.103cm" svg:x="10.435cm" svg:y="14.068cm" svg:viewBox="0 0 61 104" svg:d="M61 104c0-36-22-72-61-104">
          <text:p/>
        </draw:path>
        <draw:path draw:style-name="gr8" draw:text-style-name="P2" draw:layer="layout" svg:width="0.145cm" svg:height="0.127cm" svg:x="3.64cm" svg:y="15.402cm" svg:viewBox="0 0 146 128" svg:d="M0 128c51-43 100-81 146-128">
          <text:p/>
        </draw:path>
        <draw:line draw:style-name="gr8" draw:text-style-name="P2" draw:layer="layout" svg:x1="9.426cm" svg:y1="14.079cm" svg:x2="9.642cm" svg:y2="14.27cm">
          <text:p/>
        </draw:line>
        <draw:line draw:style-name="gr8" draw:text-style-name="P2" draw:layer="layout" svg:x1="4.329cm" svg:y1="15.812cm" svg:x2="3.64cm" svg:y2="15.529cm">
          <text:p/>
        </draw:line>
        <draw:line draw:style-name="gr8" draw:text-style-name="P2" draw:layer="layout" svg:x1="9.427cm" svg:y1="14.079cm" svg:x2="6.985cm" svg:y2="14.69cm">
          <text:p/>
        </draw:line>
        <draw:line draw:style-name="gr8" draw:text-style-name="P2" draw:layer="layout" svg:x1="3.139cm" svg:y1="16.232cm" svg:x2="4.329cm" svg:y2="15.807cm">
          <text:p/>
        </draw:line>
        <draw:line draw:style-name="gr8" draw:text-style-name="P2" draw:layer="layout" svg:x1="6.986cm" svg:y1="14.689cm" svg:x2="6.953cm" svg:y2="14.697cm">
          <text:p/>
        </draw:line>
        <draw:line draw:style-name="gr8" draw:text-style-name="P2" draw:layer="layout" svg:x1="6.953cm" svg:y1="14.696cm" svg:x2="7.712cm" svg:y2="15.368cm">
          <text:p/>
        </draw:line>
        <draw:line draw:style-name="gr8" draw:text-style-name="P2" draw:layer="layout" svg:x1="3.327cm" svg:y1="16.394cm" svg:x2="3.139cm" svg:y2="16.227cm">
          <text:p/>
        </draw:line>
        <draw:path draw:style-name="gr8" draw:text-style-name="P2" draw:layer="layout" svg:width="0.222cm" svg:height="0.191cm" svg:x="7.549cm" svg:y="15.472cm" svg:viewBox="0 0 223 192" svg:d="M0 192c139-42 223-113 223-192">
          <text:p/>
        </draw:path>
        <draw:path draw:style-name="gr8" draw:text-style-name="P2" draw:layer="layout" svg:width="0.06cm" svg:height="0.109cm" svg:x="7.711cm" svg:y="15.363cm" svg:viewBox="0 0 61 110" svg:d="M61 110c0-38-22-75-61-110">
          <text:p/>
        </draw:path>
        <draw:line draw:style-name="gr8" draw:text-style-name="P2" draw:layer="layout" svg:x1="7.55cm" svg:y1="15.663cm" svg:x2="4.921cm" svg:y2="16.316cm">
          <text:p/>
        </draw:line>
        <draw:line draw:style-name="gr8" draw:text-style-name="P2" draw:layer="layout" svg:x1="4.618cm" svg:y1="16.054cm" svg:x2="3.323cm" svg:y2="16.395cm">
          <text:p/>
        </draw:line>
        <draw:line draw:style-name="gr8" draw:text-style-name="P2" draw:layer="layout" svg:x1="4.922cm" svg:y1="16.316cm" svg:x2="4.614cm" svg:y2="16.054cm">
          <text:p/>
        </draw:line>
        <draw:path draw:style-name="gr8" draw:text-style-name="P2" draw:layer="layout" svg:width="0.515cm" svg:height="0.083cm" svg:x="9.849cm" svg:y="14.259cm" svg:viewBox="0 0 516 84" svg:d="M0 56c176 54 407 26 516-56">
          <text:p/>
        </draw:path>
        <draw:path draw:style-name="gr8" draw:text-style-name="P2" draw:layer="layout" svg:width="0.746cm" svg:height="0.266cm" svg:x="9.675cm" svg:y="13.993cm" svg:viewBox="0 0 747 267" svg:d="M689 267c99-71 67-171-74-227-138-53-347-53-484 0-141 56-173 156-74 227">
          <text:p/>
        </draw:path>
        <draw:path draw:style-name="gr8" draw:text-style-name="P2" draw:layer="layout" svg:width="0.12cm" svg:height="0.056cm" svg:x="9.733cm" svg:y="14.259cm" svg:viewBox="0 0 121 57" svg:d="M0 0c31 24 70 42 121 57">
          <text:p/>
        </draw:path>
        <draw:line draw:style-name="gr8" draw:text-style-name="P2" draw:layer="layout" svg:x1="6.735cm" svg:y1="14.888cm" svg:x2="6.381cm" svg:y2="14.802cm">
          <text:p/>
        </draw:line>
        <draw:path draw:style-name="gr8" draw:text-style-name="P2" draw:layer="layout" svg:width="0.06cm" svg:height="0.028cm" svg:x="6.734cm" svg:y="14.883cm" svg:viewBox="0 0 61 29" svg:d="M0 0c29 7 47 18 61 29">
          <text:p/>
        </draw:path>
        <draw:path draw:style-name="gr8" draw:text-style-name="P2" draw:layer="layout" svg:width="0.144cm" svg:height="0.013cm" svg:x="6.237cm" svg:y="14.793cm" svg:viewBox="0 0 145 14" svg:d="M145 9c-46-15-102-11-145 5">
          <text:p/>
        </draw:path>
        <draw:line draw:style-name="gr8" draw:text-style-name="P2" draw:layer="layout" svg:x1="6.794cm" svg:y1="14.911cm" svg:x2="7.296cm" svg:y2="15.339cm">
          <text:p/>
        </draw:line>
        <draw:line draw:style-name="gr8" draw:text-style-name="P2" draw:layer="layout" svg:x1="6.238cm" svg:y1="14.806cm" svg:x2="4.328cm" svg:y2="15.438cm">
          <text:p/>
        </draw:line>
        <draw:path draw:style-name="gr8" draw:text-style-name="P2" draw:layer="layout" svg:width="0.201cm" svg:height="0.155cm" svg:x="7.133cm" svg:y="15.416cm" svg:viewBox="0 0 202 156" svg:d="M0 156c124-32 202-92 202-156">
          <text:p/>
        </draw:path>
        <draw:path draw:style-name="gr8" draw:text-style-name="P2" draw:layer="layout" svg:width="0.039cm" svg:height="0.078cm" svg:x="7.295cm" svg:y="15.338cm" svg:viewBox="0 0 40 79" svg:d="M40 79c0-28-11-53-40-79">
          <text:p/>
        </draw:path>
        <draw:path draw:style-name="gr8" draw:text-style-name="P2" draw:layer="layout" svg:width="0.06cm" svg:height="0.053cm" svg:x="4.272cm" svg:y="15.437cm" svg:viewBox="0 0 61 54" svg:d="M61 0c-39 11-61 32-61 54">
          <text:p/>
        </draw:path>
        <draw:path draw:style-name="gr8" draw:text-style-name="P2" draw:layer="layout" svg:width="0.042cm" svg:height="0.046cm" svg:x="4.272cm" svg:y="15.49cm" svg:viewBox="0 0 43 47" svg:d="M0 0c0 19 14 36 43 47">
          <text:p/>
        </draw:path>
        <draw:line draw:style-name="gr8" draw:text-style-name="P2" draw:layer="layout" svg:x1="7.134cm" svg:y1="15.568cm" svg:x2="5.291cm" svg:y2="16.041cm">
          <text:p/>
        </draw:line>
        <draw:line draw:style-name="gr8" draw:text-style-name="P2" draw:layer="layout" svg:x1="4.314cm" svg:y1="15.536cm" svg:x2="4.858cm" svg:y2="15.777cm">
          <text:p/>
        </draw:line>
        <draw:path draw:style-name="gr8" draw:text-style-name="P2" draw:layer="layout" svg:width="0.194cm" svg:height="0.037cm" svg:x="5.097cm" svg:y="16.012cm" svg:viewBox="0 0 195 38" svg:d="M0 0c14 18 47 29 86 36 35 4 77 4 109-7">
          <text:p/>
        </draw:path>
        <draw:path draw:style-name="gr8" draw:text-style-name="P2" draw:layer="layout" svg:width="0.032cm" svg:height="0.021cm" svg:x="4.857cm" svg:y="15.776cm" svg:viewBox="0 0 33 22" svg:d="M0 0c14 3 25 11 33 22">
          <text:p/>
        </draw:path>
        <draw:line draw:style-name="gr8" draw:text-style-name="P2" draw:layer="layout" svg:x1="4.889cm" svg:y1="15.797cm" svg:x2="5.098cm" svg:y2="16.013cm">
          <text:p/>
        </draw:line>
        <draw:line draw:style-name="gr8" draw:text-style-name="P2" draw:layer="layout" svg:x1="9.641cm" svg:y1="15.991cm" svg:x2="9.641cm" svg:y2="14.269cm">
          <text:p/>
        </draw:line>
        <draw:path draw:style-name="gr8" draw:text-style-name="P2" draw:layer="layout" svg:width="0.854cm" svg:height="0.213cm" svg:x="9.641cm" svg:y="15.892cm" svg:viewBox="0 0 855 214" svg:d="M0 99c95 88 308 131 509 110 201-25 346-110 346-209">
          <text:p/>
        </draw:path>
        <draw:line draw:style-name="gr8" draw:text-style-name="P2" draw:layer="layout" svg:x1="3.64cm" svg:y1="16.051cm" svg:x2="3.64cm" svg:y2="15.529cm">
          <text:p/>
        </draw:line>
        <draw:line draw:style-name="gr8" draw:text-style-name="P2" draw:layer="layout" svg:x1="9.426cm" svg:y1="15.804cm" svg:x2="9.426cm" svg:y2="14.079cm">
          <text:p/>
        </draw:line>
        <draw:line draw:style-name="gr8" draw:text-style-name="P2" draw:layer="layout" svg:x1="9.426cm" svg:y1="15.804cm" svg:x2="9.642cm" svg:y2="15.992cm">
          <text:p/>
        </draw:line>
        <draw:line draw:style-name="gr8" draw:text-style-name="P2" draw:layer="layout" svg:x1="6.985cm" svg:y1="14.721cm" svg:x2="6.985cm" svg:y2="14.689cm">
          <text:p/>
        </draw:line>
        <draw:line draw:style-name="gr8" draw:text-style-name="P2" draw:layer="layout" svg:x1="9.427cm" svg:y1="15.804cm" svg:x2="7.768cm" svg:y2="16.218cm">
          <text:p/>
        </draw:line>
        <draw:line draw:style-name="gr8" draw:text-style-name="P2" draw:layer="layout" svg:x1="7.549cm" svg:y1="17.381cm" svg:x2="7.549cm" svg:y2="15.663cm">
          <text:p/>
        </draw:line>
        <draw:path draw:style-name="gr8" draw:text-style-name="P2" draw:layer="layout" svg:width="0.222cm" svg:height="0.19cm" svg:x="7.549cm" svg:y="17.194cm" svg:viewBox="0 0 223 191" svg:d="M0 191c139-42 223-112 223-191">
          <text:p/>
        </draw:path>
        <draw:line draw:style-name="gr8" draw:text-style-name="P2" draw:layer="layout" svg:x1="7.55cm" svg:y1="17.381cm" svg:x2="4.921cm" svg:y2="18.038cm">
          <text:p/>
        </draw:line>
        <draw:line draw:style-name="gr8" draw:text-style-name="P2" draw:layer="layout" svg:x1="4.921cm" svg:y1="18.037cm" svg:x2="4.921cm" svg:y2="16.315cm">
          <text:p/>
        </draw:line>
        <draw:line draw:style-name="gr8" draw:text-style-name="P2" draw:layer="layout" svg:x1="4.614cm" svg:y1="17.776cm" svg:x2="4.614cm" svg:y2="16.054cm">
          <text:p/>
        </draw:line>
        <draw:line draw:style-name="gr8" draw:text-style-name="P2" draw:layer="layout" svg:x1="4.922cm" svg:y1="18.038cm" svg:x2="4.614cm" svg:y2="17.776cm">
          <text:p/>
        </draw:line>
        <draw:path draw:style-name="gr8" draw:text-style-name="P2" draw:layer="layout" svg:width="0.014cm" svg:height="0.035cm" svg:x="10.304cm" svg:y="14.259cm" svg:viewBox="0 0 15 36" svg:d="M0 36c8-14 15-25 15-36">
          <text:p/>
        </draw:path>
        <draw:path draw:style-name="gr8" draw:text-style-name="P2" draw:layer="layout" svg:width="0.536cm" svg:height="0.124cm" svg:x="9.782cm" svg:y="14.135cm" svg:viewBox="0 0 537 125" svg:d="M537 125c0-68-123-125-268-125-149 0-269 57-269 125">
          <text:p/>
        </draw:path>
        <draw:path draw:style-name="gr8" draw:text-style-name="P2" draw:layer="layout" svg:width="0.011cm" svg:height="0.035cm" svg:x="9.782cm" svg:y="14.259cm" svg:viewBox="0 0 12 36" svg:d="M0 0c0 11 0 22 12 36">
          <text:p/>
        </draw:path>
        <draw:line draw:style-name="gr8" draw:text-style-name="P2" draw:layer="layout" svg:x1="7.295cm" svg:y1="15.338cm" svg:x2="7.295cm" svg:y2="15.49cm">
          <text:p/>
        </draw:line>
        <draw:line draw:style-name="gr8" draw:text-style-name="P2" draw:layer="layout" svg:x1="3.327cm" svg:y1="18.116cm" svg:x2="3.139cm" svg:y2="17.949cm">
          <text:p/>
        </draw:line>
        <draw:line draw:style-name="gr8" draw:text-style-name="P2" draw:layer="layout" svg:x1="4.618cm" svg:y1="17.776cm" svg:x2="3.323cm" svg:y2="18.116cm">
          <text:p/>
        </draw:line>
        <draw:line draw:style-name="gr8" draw:text-style-name="P2" draw:layer="layout" svg:x1="3.139cm" svg:y1="16.227cm" svg:x2="3.139cm" svg:y2="17.949cm">
          <text:p/>
        </draw:line>
        <draw:path draw:style-name="gr8" draw:text-style-name="P2" draw:layer="layout" svg:width="0.049cm" svg:height="0.109cm" svg:x="4.046cm" svg:y="16.478cm" svg:viewBox="0 0 50 110" svg:d="M50 110c0-46-18-86-50-110">
          <text:p/>
        </draw:path>
        <draw:path draw:style-name="gr8" draw:text-style-name="P2" draw:layer="layout" svg:width="0.088cm" svg:height="0.029cm" svg:x="3.961cm" svg:y="16.449cm" svg:viewBox="0 0 89 30" svg:d="M89 30c-24-19-57-34-89-29">
          <text:p/>
        </draw:path>
        <draw:path draw:style-name="gr8" draw:text-style-name="P2" draw:layer="layout" svg:width="0.215cm" svg:height="0.335cm" svg:x="3.746cm" svg:y="16.45cm" svg:viewBox="0 0 216 336" svg:d="M216 0c-74 0-151 52-190 130-40 79-33 160 21 206">
          <text:p/>
        </draw:path>
        <draw:path draw:style-name="gr8" draw:text-style-name="P2" draw:layer="layout" svg:width="0.169cm" svg:height="0.029cm" svg:x="3.792cm" svg:y="16.785cm" svg:viewBox="0 0 170 30" svg:d="M0 0c43 37 110 40 170 8">
          <text:p/>
        </draw:path>
        <draw:path draw:style-name="gr8" draw:text-style-name="P2" draw:layer="layout" svg:width="0.134cm" svg:height="0.208cm" svg:x="3.961cm" svg:y="16.584cm" svg:viewBox="0 0 135 209" svg:d="M0 209c78-39 135-128 135-209">
          <text:p/>
        </draw:path>
        <draw:path draw:style-name="gr8" draw:text-style-name="P2" draw:layer="layout" svg:width="0.049cm" svg:height="0.105cm" svg:x="4.046cm" svg:y="17.406cm" svg:viewBox="0 0 50 106" svg:d="M50 106c0-43-18-82-50-106">
          <text:p/>
        </draw:path>
        <draw:path draw:style-name="gr8" draw:text-style-name="P2" draw:layer="layout" svg:width="0.088cm" svg:height="0.032cm" svg:x="3.961cm" svg:y="17.374cm" svg:viewBox="0 0 89 33" svg:d="M89 33c-24-22-57-33-89-33">
          <text:p/>
        </draw:path>
        <draw:path draw:style-name="gr8" draw:text-style-name="P2" draw:layer="layout" svg:width="0.215cm" svg:height="0.338cm" svg:x="3.746cm" svg:y="17.374cm" svg:viewBox="0 0 216 339" svg:d="M216 0c-74 3-151 57-190 135-40 77-33 162 21 204">
          <text:p/>
        </draw:path>
        <draw:path draw:style-name="gr8" draw:text-style-name="P2" draw:layer="layout" svg:width="0.169cm" svg:height="0.032cm" svg:x="3.792cm" svg:y="17.709cm" svg:viewBox="0 0 170 33" svg:d="M0 0c43 41 110 44 170 7">
          <text:p/>
        </draw:path>
        <draw:path draw:style-name="gr8" draw:text-style-name="P2" draw:layer="layout" svg:width="0.134cm" svg:height="0.209cm" svg:x="3.961cm" svg:y="17.511cm" svg:viewBox="0 0 135 210" svg:d="M0 210c78-43 135-127 135-210">
          <text:p/>
        </draw:path>
        <draw:line draw:style-name="gr8" draw:text-style-name="P2" draw:layer="layout" svg:x1="3.323cm" svg:y1="16.393cm" svg:x2="3.323cm" svg:y2="18.115cm">
          <text:p/>
        </draw:line>
        <draw:line draw:style-name="gr8" draw:text-style-name="P2" draw:layer="layout" svg:x1="10.491cm" svg:y1="14.171cm" svg:x2="10.491cm" svg:y2="15.892cm">
          <text:p/>
        </draw:line>
        <draw:line draw:style-name="gr8" draw:text-style-name="P2" draw:layer="layout" svg:x1="7.768cm" svg:y1="17.194cm" svg:x2="7.768cm" svg:y2="15.472cm">
          <text:p/>
        </draw:line>
        <draw:path draw:style-name="gr1" draw:text-style-name="P1" draw:layer="layout" svg:width="9.229cm" svg:height="3.002cm" svg:x="14.689cm" svg:y="2.268cm" svg:viewBox="0 0 9230 3003" svg:d="M4445 0h3193l7 684 1585-35v423l-1575 251 346 914c-92 57-180 117-268 180-18 11-39 22-60 25l-2974 557c-7 0-17 4-28 4l-4170-4c-272-14-487-232-501-500l4-732c-4-173 88-335 240-427 148-88 335-88 486-3 152 88 244 247 244 423v492h2963 35l4-1734c0-271 205-493 469-518z">
          <text:p/>
        </draw:path>
        <draw:polygon draw:style-name="gr7" draw:text-style-name="P2" draw:layer="layout" svg:width="0cm" svg:height="0cm" svg:x="19.229cm" svg:y="3.813cm" svg:viewBox="0 0 0 0" draw:points="0,0">
          <text:p/>
        </draw:polygon>
        <draw:path draw:style-name="gr1" draw:text-style-name="P1" draw:layer="layout" svg:width="3.042cm" svg:height="2.026cm" svg:x="19.028cm" svg:y="2.635cm" svg:viewBox="0 0 3043 2027" svg:d="M43 1613l247 349c31 46 84 71 141 64l2481-318c46-3 84-28 109-67s28-88 14-127l-257-755c-4-21-7-39-7-60l35-537c3-42-14-85-42-113-29-32-67-49-110-49l-2251 28c-219-4-399 169-403 389l18 1111c0 32 7 60 25 85z">
          <text:p/>
        </draw:path>
        <draw:polygon draw:style-name="gr7" draw:text-style-name="P2" draw:layer="layout" svg:width="0cm" svg:height="0cm" svg:x="19.229cm" svg:y="3.813cm" svg:viewBox="0 0 0 0" draw:points="0,0">
          <text:p/>
        </draw:polygon>
        <draw:path draw:style-name="gr9" draw:text-style-name="P1" draw:layer="layout" svg:width="0.801cm" svg:height="0.8cm" svg:x="14.767cm" svg:y="3.63cm" svg:viewBox="0 0 802 801" svg:d="M802 398c0 222-180 403-399 403-222 0-403-181-403-403 0-218 181-398 403-398 219 0 399 180 399 398z">
          <text:p/>
        </draw:path>
        <draw:polygon draw:style-name="gr7" draw:text-style-name="P2" draw:layer="layout" svg:width="0cm" svg:height="0cm" svg:x="19.229cm" svg:y="3.813cm" svg:viewBox="0 0 0 0" draw:points="0,0">
          <text:p/>
        </draw:polygon>
        <draw:path draw:style-name="gr9" draw:text-style-name="P1" draw:layer="layout" svg:width="0.572cm" svg:height="0.576cm" svg:x="14.883cm" svg:y="3.742cm" svg:viewBox="0 0 573 577" svg:d="M573 286c0 159-127 291-286 291-160 0-287-132-287-291 0-155 127-286 287-286 159 0 286 131 286 286z">
          <text:p/>
        </draw:path>
        <draw:polygon draw:style-name="gr7" draw:text-style-name="P2" draw:layer="layout" svg:width="0cm" svg:height="0cm" svg:x="19.229cm" svg:y="3.813cm" svg:viewBox="0 0 0 0" draw:points="0,0">
          <text:p/>
        </draw:polygon>
        <draw:line draw:style-name="gr8" draw:text-style-name="P2" draw:layer="layout" svg:x1="15.19cm" svg:y1="5.266cm" svg:x2="19.36cm" svg:y2="5.266cm">
          <text:p/>
        </draw:line>
        <draw:path draw:style-name="gr8" draw:text-style-name="P2" draw:layer="layout" svg:width="0.028cm" svg:height="0.007cm" svg:x="19.36cm" svg:y="5.263cm" svg:viewBox="0 0 29 8" svg:d="M0 8c12 0 22-5 29-8">
          <text:p/>
        </draw:path>
        <draw:path draw:style-name="gr8" draw:text-style-name="P2" draw:layer="layout" svg:width="0.501cm" svg:height="0.504cm" svg:x="14.689cm" svg:y="4.762cm" svg:viewBox="0 0 502 505" svg:d="M0 0c14 273 230 491 502 505">
          <text:p/>
        </draw:path>
        <draw:line draw:style-name="gr8" draw:text-style-name="P2" draw:layer="layout" svg:x1="19.388cm" svg:y1="5.267cm" svg:x2="22.367cm" svg:y2="4.709cm">
          <text:p/>
        </draw:line>
        <draw:line draw:style-name="gr8" draw:text-style-name="P2" draw:layer="layout" svg:x1="14.697cm" svg:y1="4.035cm" svg:x2="14.689cm" svg:y2="4.767cm">
          <text:p/>
        </draw:line>
        <draw:path draw:style-name="gr8" draw:text-style-name="P2" draw:layer="layout" svg:width="0.06cm" svg:height="0.028cm" svg:x="22.362cm" svg:y="4.681cm" svg:viewBox="0 0 61 29" svg:d="M0 29c21-3 43-14 61-29">
          <text:p/>
        </draw:path>
        <draw:path draw:style-name="gr8" draw:text-style-name="P2" draw:layer="layout" svg:width="0.973cm" svg:height="0.497cm" svg:x="14.693cm" svg:y="3.542cm" svg:viewBox="0 0 974 498" svg:d="M974 487c0-176-95-336-247-424-151-85-339-85-487 3-152 92-244 255-240 432">
          <text:p/>
        </draw:path>
        <draw:path draw:style-name="gr8" draw:text-style-name="P2" draw:layer="layout" svg:width="0.268cm" svg:height="0.18cm" svg:x="22.422cm" svg:y="4.504cm" svg:viewBox="0 0 269 181" svg:d="M269 0c-89 57-181 118-269 181">
          <text:p/>
        </draw:path>
        <draw:line draw:style-name="gr8" draw:text-style-name="P2" draw:layer="layout" svg:x1="15.663cm" svg:y1="4.519cm" svg:x2="15.663cm" svg:y2="4.028cm">
          <text:p/>
        </draw:line>
        <draw:line draw:style-name="gr8" draw:text-style-name="P2" draw:layer="layout" svg:x1="22.344cm" svg:y1="3.591cm" svg:x2="22.691cm" svg:y2="4.505cm">
          <text:p/>
        </draw:line>
        <draw:line draw:style-name="gr8" draw:text-style-name="P2" draw:layer="layout" svg:x1="15.663cm" svg:y1="4.519cm" svg:x2="18.626cm" svg:y2="4.519cm">
          <text:p/>
        </draw:line>
        <draw:line draw:style-name="gr8" draw:text-style-name="P2" draw:layer="layout" svg:x1="23.919cm" svg:y1="3.34cm" svg:x2="22.344cm" svg:y2="3.592cm">
          <text:p/>
        </draw:line>
        <draw:line draw:style-name="gr8" draw:text-style-name="P2" draw:layer="layout" svg:x1="18.626cm" svg:y1="4.519cm" svg:x2="18.661cm" svg:y2="4.519cm">
          <text:p/>
        </draw:line>
        <draw:line draw:style-name="gr8" draw:text-style-name="P2" draw:layer="layout" svg:x1="18.661cm" svg:y1="4.52cm" svg:x2="18.667cm" svg:y2="2.786cm">
          <text:p/>
        </draw:line>
        <draw:line draw:style-name="gr8" draw:text-style-name="P2" draw:layer="layout" svg:x1="23.918cm" svg:y1="2.917cm" svg:x2="23.918cm" svg:y2="3.34cm">
          <text:p/>
        </draw:line>
        <draw:path draw:style-name="gr8" draw:text-style-name="P2" draw:layer="layout" svg:width="0.473cm" svg:height="0.518cm" svg:x="18.665cm" svg:y="2.268cm" svg:viewBox="0 0 474 519" svg:d="M474 0c-269 25-474 251-474 519">
          <text:p/>
        </draw:path>
        <draw:line draw:style-name="gr8" draw:text-style-name="P2" draw:layer="layout" svg:x1="19.134cm" svg:y1="2.268cm" svg:x2="22.327cm" svg:y2="2.268cm">
          <text:p/>
        </draw:line>
        <draw:line draw:style-name="gr8" draw:text-style-name="P2" draw:layer="layout" svg:x1="22.334cm" svg:y1="2.953cm" svg:x2="23.919cm" svg:y2="2.917cm">
          <text:p/>
        </draw:line>
        <draw:line draw:style-name="gr8" draw:text-style-name="P2" draw:layer="layout" svg:x1="22.327cm" svg:y1="2.268cm" svg:x2="22.335cm" svg:y2="2.953cm">
          <text:p/>
        </draw:line>
        <draw:line draw:style-name="gr8" draw:text-style-name="P2" draw:layer="layout" svg:x1="19.071cm" svg:y1="4.247cm" svg:x2="19.319cm" svg:y2="4.597cm">
          <text:p/>
        </draw:line>
        <draw:path draw:style-name="gr8" draw:text-style-name="P2" draw:layer="layout" svg:width="0.028cm" svg:height="0.085cm" svg:x="19.046cm" svg:y="4.162cm" svg:viewBox="0 0 29 86" svg:d="M29 86c-17-26-29-54-29-86">
          <text:p/>
        </draw:path>
        <draw:path draw:style-name="gr8" draw:text-style-name="P2" draw:layer="layout" svg:width="0.141cm" svg:height="0.065cm" svg:x="19.318cm" svg:y="4.596cm" svg:viewBox="0 0 142 66" svg:d="M0 0c31 47 85 72 142 65">
          <text:p/>
        </draw:path>
        <draw:line draw:style-name="gr8" draw:text-style-name="P2" draw:layer="layout" svg:x1="19.047cm" svg:y1="4.163cm" svg:x2="19.028cm" svg:y2="3.051cm">
          <text:p/>
        </draw:line>
        <draw:line draw:style-name="gr8" draw:text-style-name="P2" draw:layer="layout" svg:x1="19.459cm" svg:y1="4.661cm" svg:x2="21.94cm" svg:y2="4.342cm">
          <text:p/>
        </draw:line>
        <draw:path draw:style-name="gr8" draw:text-style-name="P2" draw:layer="layout" svg:width="0.403cm" svg:height="0.388cm" svg:x="19.028cm" svg:y="2.663cm" svg:viewBox="0 0 404 389" svg:d="M404 0c-216-4-400 169-404 389">
          <text:p/>
        </draw:path>
        <draw:path draw:style-name="gr8" draw:text-style-name="P2" draw:layer="layout" svg:width="0.133cm" svg:height="0.197cm" svg:x="21.939cm" svg:y="4.145cm" svg:viewBox="0 0 134 198" svg:d="M0 198c46-3 85-28 110-67 25-43 32-89 14-131">
          <text:p/>
        </draw:path>
        <draw:line draw:style-name="gr8" draw:text-style-name="P2" draw:layer="layout" svg:x1="19.431cm" svg:y1="2.668cm" svg:x2="21.682cm" svg:y2="2.635cm">
          <text:p/>
        </draw:line>
        <draw:line draw:style-name="gr8" draw:text-style-name="P2" draw:layer="layout" svg:x1="22.063cm" svg:y1="4.149cm" svg:x2="21.805cm" svg:y2="3.393cm">
          <text:p/>
        </draw:line>
        <draw:path draw:style-name="gr8" draw:text-style-name="P2" draw:layer="layout" svg:width="0.152cm" svg:height="0.162cm" svg:x="21.681cm" svg:y="2.635cm" svg:viewBox="0 0 153 163" svg:d="M153 163c3-42-14-85-43-113-29-33-71-50-110-50">
          <text:p/>
        </draw:path>
        <draw:path draw:style-name="gr8" draw:text-style-name="P2" draw:layer="layout" svg:width="0.009cm" svg:height="0.061cm" svg:x="21.796cm" svg:y="3.333cm" svg:viewBox="0 0 10 62" svg:d="M10 62c-8-22-13-40-8-62">
          <text:p/>
        </draw:path>
        <draw:line draw:style-name="gr8" draw:text-style-name="P2" draw:layer="layout" svg:x1="21.798cm" svg:y1="3.334cm" svg:x2="21.834cm" svg:y2="2.797cm">
          <text:p/>
        </draw:line>
        <draw:path draw:style-name="gr8" draw:text-style-name="P2" draw:layer="layout" svg:width="0.028cm" svg:height="0.085cm" svg:x="19.046cm" svg:y="4.162cm" svg:viewBox="0 0 29 86" svg:d="M29 86c-17-26-29-54-29-86">
          <text:p/>
        </draw:path>
        <draw:path draw:style-name="gr8" draw:text-style-name="P2" draw:layer="layout" svg:width="0.141cm" svg:height="0.065cm" svg:x="19.318cm" svg:y="4.596cm" svg:viewBox="0 0 142 66" svg:d="M0 0c31 47 85 72 142 65">
          <text:p/>
        </draw:path>
        <draw:path draw:style-name="gr8" draw:text-style-name="P2" draw:layer="layout" svg:width="0.403cm" svg:height="0.388cm" svg:x="19.028cm" svg:y="2.663cm" svg:viewBox="0 0 404 389" svg:d="M404 0c-216-4-400 169-404 389">
          <text:p/>
        </draw:path>
        <draw:polygon draw:style-name="gr7" draw:text-style-name="P2" draw:layer="layout" svg:width="0cm" svg:height="0cm" svg:x="19.229cm" svg:y="3.813cm" svg:viewBox="0 0 0 0" draw:points="0,0">
          <text:p/>
        </draw:polygon>
        <draw:polyline draw:style-name="gr10" draw:text-style-name="P2" draw:layer="layout" svg:width="1.369cm" svg:height="2.392cm" svg:x="15.264cm" svg:y="4.3cm" svg:viewBox="0 0 1370 2393" draw:points="1370,2393 869,2393 0,0">
          <text:p/>
        </draw:polyline>
        <draw:polygon draw:style-name="gr11" draw:text-style-name="P3" draw:layer="layout" svg:width="0.251cm" svg:height="0.497cm" svg:x="15.264cm" svg:y="4.3cm" svg:viewBox="0 0 252 498" draw:points="0,0 92,498 252,442">
          <text:p/>
        </draw:polygon>
        <draw:path draw:style-name="gr1" draw:text-style-name="P1" draw:layer="layout" svg:width="9.225cm" svg:height="2.998cm" svg:x="14.513cm" svg:y="8.89cm" svg:viewBox="0 0 9226 2999" svg:d="M4445 2999h3189l7-681 1585 36v-424l-1574-254 345-914c-91-57-180-117-268-177-17-14-35-21-56-28l-2978-554c-7-3-17-3-28-3h-4170c-271 14-487 232-497 504v727c-4 173 88 335 240 428 148 88 335 91 487 3 151-89 243-248 243-424v-491h2963 36l3 1737c0 268 205 490 473 515z">
          <text:p/>
        </draw:path>
        <draw:polygon draw:style-name="gr7" draw:text-style-name="P2" draw:layer="layout" svg:width="0cm" svg:height="0cm" svg:x="19.05cm" svg:y="10.343cm" svg:viewBox="0 0 0 0" draw:points="0,0">
          <text:p/>
        </draw:polygon>
        <draw:path draw:style-name="gr9" draw:text-style-name="P1" draw:layer="layout" svg:width="0.801cm" svg:height="0.797cm" svg:x="14.587cm" svg:y="9.729cm" svg:viewBox="0 0 802 798" svg:d="M802 400c0 218-180 398-399 398-223 0-403-180-403-398 0-223 180-400 403-400 219 0 399 177 399 400z">
          <text:p/>
        </draw:path>
        <draw:polygon draw:style-name="gr7" draw:text-style-name="P2" draw:layer="layout" svg:width="0cm" svg:height="0cm" svg:x="19.05cm" svg:y="10.343cm" svg:viewBox="0 0 0 0" draw:points="0,0">
          <text:p/>
        </draw:polygon>
        <draw:path draw:style-name="gr9" draw:text-style-name="P1" draw:layer="layout" svg:width="0.575cm" svg:height="0.572cm" svg:x="14.7cm" svg:y="9.842cm" svg:viewBox="0 0 576 573" svg:d="M576 287c0 159-132 286-287 286-159 0-289-127-289-286 0-160 130-287 289-287 155 0 287 127 287 287z">
          <text:p/>
        </draw:path>
        <draw:polygon draw:style-name="gr7" draw:text-style-name="P2" draw:layer="layout" svg:width="0cm" svg:height="0cm" svg:x="19.05cm" svg:y="10.343cm" svg:viewBox="0 0 0 0" draw:points="0,0">
          <text:p/>
        </draw:polygon>
        <draw:line draw:style-name="gr8" draw:text-style-name="P2" draw:layer="layout" svg:x1="15.01cm" svg:y1="8.89cm" svg:x2="19.18cm" svg:y2="8.89cm">
          <text:p/>
        </draw:line>
        <draw:path draw:style-name="gr8" draw:text-style-name="P2" draw:layer="layout" svg:width="0.028cm" svg:height="0.003cm" svg:x="19.18cm" svg:y="8.89cm" svg:viewBox="0 0 29 4" svg:d="M0 0c11 0 22 0 29 4">
          <text:p/>
        </draw:path>
        <draw:path draw:style-name="gr8" draw:text-style-name="P2" draw:layer="layout" svg:width="0.497cm" svg:height="0.504cm" svg:x="14.513cm" svg:y="8.89cm" svg:viewBox="0 0 498 505" svg:d="M0 505c10-273 230-491 498-505">
          <text:p/>
        </draw:path>
        <draw:line draw:style-name="gr8" draw:text-style-name="P2" draw:layer="layout" svg:x1="19.208cm" svg:y1="8.893cm" svg:x2="22.187cm" svg:y2="9.451cm">
          <text:p/>
        </draw:line>
        <draw:line draw:style-name="gr8" draw:text-style-name="P2" draw:layer="layout" svg:x1="14.517cm" svg:y1="10.122cm" svg:x2="14.513cm" svg:y2="9.394cm">
          <text:p/>
        </draw:line>
        <draw:path draw:style-name="gr8" draw:text-style-name="P2" draw:layer="layout" svg:width="0.056cm" svg:height="0.028cm" svg:x="22.186cm" svg:y="9.447cm" svg:viewBox="0 0 57 29" svg:d="M0 0c22 8 40 15 57 29">
          <text:p/>
        </draw:path>
        <draw:path draw:style-name="gr8" draw:text-style-name="P2" draw:layer="layout" svg:width="0.973cm" svg:height="0.495cm" svg:x="14.513cm" svg:y="10.121cm" svg:viewBox="0 0 974 496" svg:d="M974 8c0 176-95 338-246 423-152 89-340 86-488-3-152-89-244-251-240-428">
          <text:p/>
        </draw:path>
        <draw:path draw:style-name="gr8" draw:text-style-name="P2" draw:layer="layout" svg:width="0.268cm" svg:height="0.18cm" svg:x="22.242cm" svg:y="9.475cm" svg:viewBox="0 0 269 181" svg:d="M269 181c-88-60-181-121-269-181">
          <text:p/>
        </draw:path>
        <draw:line draw:style-name="gr8" draw:text-style-name="P2" draw:layer="layout" svg:x1="15.483cm" svg:y1="9.637cm" svg:x2="15.483cm" svg:y2="10.128cm">
          <text:p/>
        </draw:line>
        <draw:line draw:style-name="gr8" draw:text-style-name="P2" draw:layer="layout" svg:x1="22.165cm" svg:y1="10.566cm" svg:x2="22.511cm" svg:y2="9.652cm">
          <text:p/>
        </draw:line>
        <draw:line draw:style-name="gr8" draw:text-style-name="P2" draw:layer="layout" svg:x1="15.483cm" svg:y1="9.637cm" svg:x2="18.446cm" svg:y2="9.637cm">
          <text:p/>
        </draw:line>
        <draw:line draw:style-name="gr8" draw:text-style-name="P2" draw:layer="layout" svg:x1="18.446cm" svg:y1="9.637cm" svg:x2="18.482cm" svg:y2="9.637cm">
          <text:p/>
        </draw:line>
        <draw:path draw:style-name="gr8" draw:text-style-name="P2" draw:layer="layout" svg:width="0.473cm" svg:height="0.518cm" svg:x="18.485cm" svg:y="11.37cm" svg:viewBox="0 0 474 519" svg:d="M474 519c-268-25-474-248-474-519">
          <text:p/>
        </draw:path>
        <draw:line draw:style-name="gr8" draw:text-style-name="P2" draw:layer="layout" svg:x1="18.958cm" svg:y1="11.888cm" svg:x2="22.147cm" svg:y2="11.888cm">
          <text:p/>
        </draw:line>
        <draw:line draw:style-name="gr8" draw:text-style-name="P2" draw:layer="layout" svg:x1="22.147cm" svg:y1="11.889cm" svg:x2="22.155cm" svg:y2="11.204cm">
          <text:p/>
        </draw:line>
        <draw:line draw:style-name="gr8" draw:text-style-name="P2" draw:layer="layout" svg:x1="18.482cm" svg:y1="9.637cm" svg:x2="18.486cm" svg:y2="11.371cm">
          <text:p/>
        </draw:line>
        <draw:line draw:style-name="gr8" draw:text-style-name="P2" draw:layer="layout" svg:x1="23.739cm" svg:y1="10.82cm" svg:x2="22.165cm" svg:y2="10.565cm">
          <text:p/>
        </draw:line>
        <draw:line draw:style-name="gr8" draw:text-style-name="P2" draw:layer="layout" svg:x1="23.738cm" svg:y1="11.239cm" svg:x2="23.738cm" svg:y2="10.816cm">
          <text:p/>
        </draw:line>
        <draw:line draw:style-name="gr8" draw:text-style-name="P2" draw:layer="layout" svg:x1="22.154cm" svg:y1="11.204cm" svg:x2="23.739cm" svg:y2="11.244cm">
          <text:p/>
        </draw:line>
        <draw:polygon draw:style-name="gr7" draw:text-style-name="P2" draw:layer="layout" svg:width="0cm" svg:height="0cm" svg:x="19.05cm" svg:y="10.343cm" svg:viewBox="0 0 0 0" draw:points="0,0">
          <text:p/>
        </draw:polygon>
        <draw:polyline draw:style-name="gr10" draw:text-style-name="P2" draw:layer="layout" svg:width="2.134cm" svg:height="3.129cm" svg:x="15.12cm" svg:y="10.382cm" svg:viewBox="0 0 2135 3130" draw:points="2135,3130 1637,3130 0,0">
          <text:p/>
        </draw:polyline>
        <draw:polygon draw:style-name="gr11" draw:text-style-name="P3" draw:layer="layout" svg:width="0.306cm" svg:height="0.48cm" svg:x="15.12cm" svg:y="10.382cm" svg:viewBox="0 0 307 481" draw:points="0,0 159,481 307,403">
          <text:p/>
        </draw:polygon>
        <draw:path draw:style-name="gr1" draw:text-style-name="P1" draw:layer="layout" svg:width="7.511cm" svg:height="4.729cm" svg:x="2.236cm" svg:y="3.512cm" svg:viewBox="0 0 7512 4730" svg:d="M7512 468v1894c0 92-145 173-353 198s-430-11-543-88l-261-177-1535 409v1007c0 67-74 130-205 173l-2698 719-367-243-1324 370-226-151v-1896l416-155v-536c46-42 89-85 131-127 7-7 21-14 35-21l2224-868c7-4 14-7 21-7l3528-942c236-53 536-25 691 70l385 258c53 35 81 74 81 113z">
          <text:p/>
        </draw:path>
        <draw:polygon draw:style-name="gr7" draw:text-style-name="P2" draw:layer="layout" svg:width="0cm" svg:height="0cm" svg:x="6.558cm" svg:y="5.115cm" svg:viewBox="0 0 0 0" draw:points="0,0">
          <text:p/>
        </draw:polygon>
        <draw:path draw:style-name="gr1" draw:text-style-name="P1" draw:layer="layout" svg:width="7.511cm" svg:height="2.835cm" svg:x="2.236cm" svg:y="3.512cm" svg:viewBox="0 0 7512 2836" svg:d="M6355 404l261 173c113 78 335 113 543 88 208-24 353-105 353-197 0-39-28-78-81-113l-385-258c-155-95-455-123-691-70l-3528 943c-7 3-14 3-21 7l-2224 871c-14 4-28 11-35 21-42 43-85 82-131 124l780 247-780 289-416 155 226 152 1324-370 367 243 2698-720c131-38 205-106 205-173 0-42-28-81-81-116l-889-596-32-25 32-7z">
          <text:p/>
        </draw:path>
        <draw:polygon draw:style-name="gr7" draw:text-style-name="P2" draw:layer="layout" svg:width="0cm" svg:height="0cm" svg:x="6.558cm" svg:y="5.115cm" svg:viewBox="0 0 0 0" draw:points="0,0">
          <text:p/>
        </draw:polygon>
        <draw:polygon draw:style-name="gr1" draw:text-style-name="P1" draw:layer="layout" svg:width="2.698cm" svg:height="2.611cm" svg:x="4.152cm" svg:y="5.499cm" svg:viewBox="0 0 2699 2612" draw:points="2699,1896 2699,0 0,720 0,2612">
          <text:p/>
        </draw:polygon>
        <draw:polygon draw:style-name="gr7" draw:text-style-name="P2" draw:layer="layout" svg:width="0cm" svg:height="0cm" svg:x="6.558cm" svg:y="5.115cm" svg:viewBox="0 0 0 0" draw:points="0,0">
          <text:p/>
        </draw:polygon>
        <draw:path draw:style-name="gr1" draw:text-style-name="P1" draw:layer="layout" svg:width="2.509cm" svg:height="2.303cm" svg:x="6.081cm" svg:y="3.912cm" svg:viewBox="0 0 2510 2304" svg:d="M2510 1895v-1895l-2510 670v28l894 597c53 35 81 77 81 116v893z">
          <text:p/>
        </draw:path>
        <draw:polygon draw:style-name="gr7" draw:text-style-name="P2" draw:layer="layout" svg:width="0cm" svg:height="0cm" svg:x="6.558cm" svg:y="5.115cm" svg:viewBox="0 0 0 0" draw:points="0,0">
          <text:p/>
        </draw:polygon>
        <draw:polygon draw:style-name="gr1" draw:text-style-name="P1" draw:layer="layout" svg:width="1.323cm" svg:height="2.261cm" svg:x="2.462cm" svg:y="5.976cm" svg:viewBox="0 0 1324 2262" draw:points="1324,1890 1324,0 0,370 0,2262">
          <text:p/>
        </draw:polygon>
        <draw:polygon draw:style-name="gr7" draw:text-style-name="P2" draw:layer="layout" svg:width="0cm" svg:height="0cm" svg:x="6.558cm" svg:y="5.115cm" svg:viewBox="0 0 0 0" draw:points="0,0">
          <text:p/>
        </draw:polygon>
        <draw:path draw:style-name="gr1" draw:text-style-name="P1" draw:layer="layout" svg:width="3.263cm" svg:height="1.249cm" svg:x="3.319cm" svg:y="4.703cm" svg:viewBox="0 0 3264 1250" svg:d="M3074 722c53-14 102-35 134-60 35-24 56-56 56-84 0-32-21-60-56-85l-607-395c-18-11-42-18-67-25l-395-67c-49-10-109-7-152 11l-1934 670c-35 11-53 28-53 49 0 18 18 36 57 50l617 212c18 4 28 11 39 18l257 201c21 14 53 25 96 32 38 3 84 0 116-11z">
          <text:p/>
        </draw:path>
        <draw:polygon draw:style-name="gr7" draw:text-style-name="P2" draw:layer="layout" svg:width="0cm" svg:height="0cm" svg:x="6.558cm" svg:y="5.115cm" svg:viewBox="0 0 0 0" draw:points="0,0">
          <text:p/>
        </draw:polygon>
        <draw:path draw:style-name="gr1" draw:text-style-name="P1" draw:layer="layout" svg:width="3.207cm" svg:height="1.249cm" svg:x="3.319cm" svg:y="4.703cm" svg:viewBox="0 0 3208 1250" svg:d="M2534 73c25 7 49 14 67 25l607 395v169c-32 25-81 46-134 60l-1892 516c-32 11-78 14-116 11-43-7-75-18-96-32l-257-201c-11-7-21-14-39-18l-617-212c-39-14-57-32-57-50 0-21 18-38 53-49l1934-670c43-18 103-21 152-11z">
          <text:p/>
        </draw:path>
        <draw:polygon draw:style-name="gr7" draw:text-style-name="P2" draw:layer="layout" svg:width="0cm" svg:height="0cm" svg:x="6.558cm" svg:y="5.115cm" svg:viewBox="0 0 0 0" draw:points="0,0">
          <text:p/>
        </draw:polygon>
        <draw:path draw:style-name="gr1" draw:text-style-name="P1" draw:layer="layout" svg:width="0.9cm" svg:height="2.1cm" svg:x="8.847cm" svg:y="3.979cm" svg:viewBox="0 0 901 2101" svg:d="M0 2005v-1896c117 78 339 113 547 88 209-24 354-105 354-197v1895c0 92-145 173-354 198-208 25-430-11-547-88z">
          <text:p/>
        </draw:path>
        <draw:polygon draw:style-name="gr7" draw:text-style-name="P2" draw:layer="layout" svg:width="0cm" svg:height="0cm" svg:x="6.558cm" svg:y="5.115cm" svg:viewBox="0 0 0 0" draw:points="0,0">
          <text:p/>
        </draw:polygon>
        <draw:polygon draw:style-name="gr1" draw:text-style-name="P1" draw:layer="layout" svg:width="0.371cm" svg:height="2.134cm" svg:x="3.781cm" svg:y="5.976cm" svg:viewBox="0 0 372 2135" draw:points="372,2135 372,243 0,0 0,1895">
          <text:p/>
        </draw:polygon>
        <draw:polygon draw:style-name="gr7" draw:text-style-name="P2" draw:layer="layout" svg:width="0cm" svg:height="0cm" svg:x="6.558cm" svg:y="5.115cm" svg:viewBox="0 0 0 0" draw:points="0,0">
          <text:p/>
        </draw:polygon>
        <draw:polygon draw:style-name="gr1" draw:text-style-name="P1" draw:layer="layout" svg:width="0.265cm" svg:height="2.071cm" svg:x="8.586cm" svg:y="3.912cm" svg:viewBox="0 0 266 2072" draw:points="0,1895 266,2072 266,176 0,0">
          <text:p/>
        </draw:polygon>
        <draw:polygon draw:style-name="gr7" draw:text-style-name="P2" draw:layer="layout" svg:width="0cm" svg:height="0cm" svg:x="6.558cm" svg:y="5.115cm" svg:viewBox="0 0 0 0" draw:points="0,0">
          <text:p/>
        </draw:polygon>
        <draw:polygon draw:style-name="gr1" draw:text-style-name="P1" draw:layer="layout" svg:width="0.226cm" svg:height="2.043cm" svg:x="2.236cm" svg:y="6.194cm" svg:viewBox="0 0 227 2044" draw:points="227,152 227,2044 0,1892 0,0">
          <text:p/>
        </draw:polygon>
        <draw:polygon draw:style-name="gr7" draw:text-style-name="P2" draw:layer="layout" svg:width="0cm" svg:height="0cm" svg:x="6.558cm" svg:y="5.115cm" svg:viewBox="0 0 0 0" draw:points="0,0">
          <text:p/>
        </draw:polygon>
        <draw:path draw:style-name="gr1" draw:text-style-name="P1" draw:layer="layout" svg:width="0.205cm" svg:height="2.071cm" svg:x="6.85cm" svg:y="5.323cm" svg:viewBox="0 0 206 2072" svg:d="M0 2072c131-43 206-106 206-178v-1002-892c0 70-75 134-206 176z">
          <text:p/>
        </draw:path>
        <draw:polygon draw:style-name="gr7" draw:text-style-name="P2" draw:layer="layout" svg:width="0cm" svg:height="0cm" svg:x="6.558cm" svg:y="5.115cm" svg:viewBox="0 0 0 0" draw:points="0,0">
          <text:p/>
        </draw:polygon>
        <draw:path draw:style-name="gr1" draw:text-style-name="P1" draw:layer="layout" svg:width="0.638cm" svg:height="0.701cm" svg:x="8.949cm" svg:y="1.806cm" svg:viewBox="0 0 639 702" svg:d="M633 173v-43c0 46-60 88-152 113-91 25-209 25-308 4-102-21-165-67-165-117 0-70 137-130 311-130 173 0 314 60 314 130 0 46-60 88-152 113-91 25-209 25-308 4-102-21-165-67-165-117 0-70 137-130 311-130 173 0 314 60 314 130v43c0 7-4 14-4 21-3 10-10 21-21 28-35 35-99 63-183 74-81 14-174 11-252-7-63-14-113-35-141-67-10-7-17-18-21-28-3-7-3-14-3-21v-43 43c0 7 0 14 3 21 0 3 0 7 0 10 0-3 0-7 0-10 4 10 11 21 21 28 14 39 71 74 152 92 81 17 184 21 269 3 81-21 141-53 155-95 11-7 18-18 21-28 0 3 0 7 0 10 0 46-56 89-148 113-95 25-209 25-308 4-98-21-162-67-162-117v120-120c0 50 64 96 162 117 99 21 213 21 308-4 92-24 148-67 148-113v120c0 4 0 11 0 14-3 18-17 32-31 46-25 36-85 64-163 78-81 14-173 14-251-4-67-14-120-42-141-74-18-14-28-28-32-46 0-3 0-10 0-14 0 4 0 11 0 14 0 4 0 11 0 15 0-4 0-11 0-15 4 18 14 32 32 46 28 25 74 43 130 57 74 14 164 17 241 7 78-11 145-32 184-64 14-14 28-28 31-46 0 4 0 11 0 15 0 45-56 88-148 109-95 25-209 28-308 7-98-25-162-67-162-116v116-116c0 49 64 91 162 116 99 21 213 18 308-7 92-21 148-64 148-109v116c0 11-3 21-7 28-3 14-14 25-28 35-81 64-268 89-421 53-53-10-98-28-127-53-14-10-24-21-31-35-4-7-4-17-4-28 0 11 0 21 4 28-25 35-18 74 21 106-39-32-46-71-21-106 7 14 17 25 31 35l7 25c15 32 64 64 142 81 77 19 170 19 247 0 78-14 131-46 142-81l10-25c14-10 25-21 28-35 29 35 22 74-21 106-81 68-275 93-431 57-57-14-102-36-134-57l49 39-49-39c32 21 77 43 134 57 156 36 350 11 431-57l-49 39c-67 57-226 75-354 47-49-11-88-25-113-47 25 22 64 36 113 47 128 28 287 10 354-47l49-39c43-32 50-71 21-106 4-7 7-17 7-28v-116c0-4 0-11 0-15 0-3 0-10 0-14v-120c0-3 0-7 0-10 0-7 4-14 4-21z">
          <text:p/>
        </draw:path>
        <draw:polygon draw:style-name="gr7" draw:text-style-name="P2" draw:layer="layout" svg:width="0cm" svg:height="0cm" svg:x="6.558cm" svg:y="5.115cm" svg:viewBox="0 0 0 0" draw:points="0,0">
          <text:p/>
        </draw:polygon>
        <draw:path draw:style-name="gr1" draw:text-style-name="P1" draw:layer="layout" svg:width="0.798cm" svg:height="0.337cm" svg:x="8.869cm" svg:y="3.808cm" svg:viewBox="0 0 799 338" svg:d="M686 289c28-10 49-24 67-39 88-70 49-158-99-212-148-51-361-51-505 0-149 54-191 142-103 212 18 15 43 29 71 39 28 11 60 21 95 32 160 32 350 21 474-32z">
          <text:p/>
        </draw:path>
        <draw:polygon draw:style-name="gr7" draw:text-style-name="P2" draw:layer="layout" svg:width="0cm" svg:height="0cm" svg:x="6.558cm" svg:y="5.115cm" svg:viewBox="0 0 0 0" draw:points="0,0">
          <text:p/>
        </draw:polygon>
        <draw:polygon draw:style-name="gr1" draw:text-style-name="P1" draw:layer="layout" svg:width="0.78cm" svg:height="0.54cm" svg:x="2.652cm" svg:y="5.499cm" svg:viewBox="0 0 781 541" draw:points="0,541 781,252 0,0">
          <text:p/>
        </draw:polygon>
        <draw:polygon draw:style-name="gr7" draw:text-style-name="P2" draw:layer="layout" svg:width="0cm" svg:height="0cm" svg:x="6.558cm" svg:y="5.115cm" svg:viewBox="0 0 0 0" draw:points="0,0">
          <text:p/>
        </draw:polygon>
        <draw:path draw:style-name="gr1" draw:text-style-name="P1" draw:layer="layout" svg:width="0.638cm" svg:height="0.702cm" svg:x="8.949cm" svg:y="7.337cm" svg:viewBox="0 0 639 703" svg:d="M85 61c-67 57-17 124 113 152 102 21 227 14 308-21s102-88 46-131c-46-36-134-61-233-61-96 0-188 25-234 61-67 57-17 124 113 152 102 21 227 14 308-21s102-88 46-131c-46-36-134-61-233-61-96 0-188 25-234 61l-49 39c-39 32-46 71-21 106-4 7-4 18-4 28v117c0 3 0 10 0 14 0 3 0 10 0 14v120c0 3 0 7 0 10-3 7-3 14-3 21 0 50 63 92 165 117 99 21 217 18 308-4 92-24 152-67 152-113v43c0 46-60 88-152 113-91 21-209 24-308 3 99 21 217 18 308-3 92-25 152-67 152-113v-43c0-7-4-14-4-21 0-3 0-7 0-10v-120c0-4 0-11 0-14 0-4 0-11 0-14v-117c0-10-3-21-7-28 29-35 22-74-21-106l-49-39 49 39c43 32 50 71 21 106-3 7-7 10-14 14 7-4 11-7 14-14 4 7 7 18 7 28v117c0 3 0 10 0 14-3 14-17 31-31 46 14-15 28-32 31-46 0 3 0 10 0 14v120c0 3 0 7 0 10-3 14-10 25-21 36 11-11 18-22 21-36 0 7 4 14 4 21 0 46-60 89-152 113-91 22-209 25-308 4-102-25-165-67-165-117v43c0 49 63 92 165 116-102-24-165-67-165-116v-43c0-7 0-14 3-21 4 14 11 25 21 36 11 38 67 74 152 95 85 17 188 17 273 0 84-21 141-57 151-95-31 35-95 63-180 74-81 14-177 10-255-7-63-15-116-39-141-67-10-11-17-22-21-36 0-3 0-7 0-10v-120c0 49 64 91 162 116 99 21 213 18 308-3 92-25 148-67 148-113 0 46-56 88-148 113-95 21-209 24-308 3-98-25-162-67-162-116 0-4 0-11 0-14 4 14 14 31 32 46 28 24 74 42 130 56 74 18 164 21 241 7 78-7 145-32 184-63-25 35-85 63-163 77-81 14-173 14-251-3-67-15-120-43-141-74-18-15-28-32-32-46 0-4 0-11 0-14v-117c0 46 64 92 162 113 99 21 213 21 308-4 92-24 148-63 148-109 0 46-56 85-148 109-95 25-209 25-308 4-98-21-162-67-162-113 0-10 0-21 4-28 3 7 10 10 14 14 28 28 81 49 141 64 77 17 170 21 251 7 85-11 152-36 187-71 11 46-39 88-127 113-88 28-202 28-297 7-106-21-166-71-155-120-4-4-11-7-14-14-25-35-18-74 21-106z">
          <text:p/>
        </draw:path>
        <draw:polygon draw:style-name="gr7" draw:text-style-name="P2" draw:layer="layout" svg:width="0cm" svg:height="0cm" svg:x="6.558cm" svg:y="5.115cm" svg:viewBox="0 0 0 0" draw:points="0,0">
          <text:p/>
        </draw:polygon>
        <draw:path draw:style-name="gr1" draw:text-style-name="P1" draw:layer="layout" svg:width="0.798cm" svg:height="0.288cm" svg:x="8.869cm" svg:y="3.808cm" svg:viewBox="0 0 799 289" svg:d="M686 289c28-10 49-24 67-39 88-70 49-158-99-212-148-51-361-51-505 0-149 54-191 142-103 212 18 15 43 29 71 39-4-7-4-10-4-17 0-67 127-120 287-120 159 0 289 53 289 120 0 7 0 10-3 17z">
          <text:p/>
        </draw:path>
        <draw:polygon draw:style-name="gr7" draw:text-style-name="P2" draw:layer="layout" svg:width="0cm" svg:height="0cm" svg:x="6.558cm" svg:y="5.115cm" svg:viewBox="0 0 0 0" draw:points="0,0">
          <text:p/>
        </draw:polygon>
        <draw:path draw:style-name="gr1" draw:text-style-name="P1" draw:layer="layout" svg:width="0.359cm" svg:height="0.401cm" svg:x="2.893cm" svg:y="7.428cm" svg:viewBox="0 0 360 402" svg:d="M360 149c0-56-25-106-63-130-22-14-46-22-74-18-83 0-164 64-203 155-38 88-21 184 43 227 46 28 103 25 160-7 81-43 137-139 137-227z">
          <text:p/>
        </draw:path>
        <draw:polygon draw:style-name="gr7" draw:text-style-name="P2" draw:layer="layout" svg:width="0cm" svg:height="0cm" svg:x="6.558cm" svg:y="5.115cm" svg:viewBox="0 0 0 0" draw:points="0,0">
          <text:p/>
        </draw:polygon>
        <draw:path draw:style-name="gr1" draw:text-style-name="P1" draw:layer="layout" svg:width="0.359cm" svg:height="0.402cm" svg:x="2.893cm" svg:y="6.406cm" svg:viewBox="0 0 360 403" svg:d="M360 152c0-57-25-106-63-131-22-14-46-21-74-21-83 3-164 67-203 159-38 92-21 184 43 223 46 28 103 28 160-4 81-42 137-137 137-226z">
          <text:p/>
        </draw:path>
        <draw:polygon draw:style-name="gr7" draw:text-style-name="P2" draw:layer="layout" svg:width="0cm" svg:height="0cm" svg:x="6.558cm" svg:y="5.115cm" svg:viewBox="0 0 0 0" draw:points="0,0">
          <text:p/>
        </draw:polygon>
        <draw:path draw:style-name="gr1" draw:text-style-name="P1" draw:layer="layout" svg:width="0.575cm" svg:height="0.187cm" svg:x="8.981cm" svg:y="3.958cm" svg:viewBox="0 0 576 188" svg:d="M573 138c3-7 3-10 3-17 0-68-131-121-290-121s-286 53-286 121c0 7 0 10 4 17 28 11 60 21 95 32 159 32 349 21 474-32z">
          <text:p/>
        </draw:path>
        <draw:polygon draw:style-name="gr7" draw:text-style-name="P2" draw:layer="layout" svg:width="0cm" svg:height="0cm" svg:x="6.558cm" svg:y="5.115cm" svg:viewBox="0 0 0 0" draw:points="0,0">
          <text:p/>
        </draw:polygon>
        <draw:path draw:style-name="gr1" draw:text-style-name="P1" draw:layer="layout" svg:width="0.377cm" svg:height="0.159cm" svg:x="9.08cm" svg:y="1.859cm" svg:viewBox="0 0 378 160" svg:d="M378 77c0 28-35 58-91 72-57 14-127 14-185 0-63-11-102-40-102-72 0-42 85-77 188-77 106 0 190 35 190 77z">
          <text:p/>
        </draw:path>
        <draw:polygon draw:style-name="gr7" draw:text-style-name="P2" draw:layer="layout" svg:width="0cm" svg:height="0cm" svg:x="6.558cm" svg:y="5.115cm" svg:viewBox="0 0 0 0" draw:points="0,0">
          <text:p/>
        </draw:polygon>
        <draw:path draw:style-name="gr1" draw:text-style-name="P1" draw:layer="layout" svg:width="0.377cm" svg:height="0.159cm" svg:x="9.08cm" svg:y="7.369cm" svg:viewBox="0 0 378 160" svg:d="M102 153c58 10 128 10 185-4 56-14 91-42 91-67 0-46-84-82-190-82-103 0-188 36-188 82 0 28 39 57 102 71z">
          <text:p/>
        </draw:path>
        <draw:polygon draw:style-name="gr7" draw:text-style-name="P2" draw:layer="layout" svg:width="0cm" svg:height="0cm" svg:x="6.558cm" svg:y="5.115cm" svg:viewBox="0 0 0 0" draw:points="0,0">
          <text:p/>
        </draw:polygon>
        <draw:path draw:style-name="gr1" draw:text-style-name="P1" draw:layer="layout" svg:width="0.581cm" svg:height="0.135cm" svg:x="8.977cm" svg:y="7.556cm" svg:viewBox="0 0 582 136" svg:d="M1 0c-11 50 54 100 156 121 95 21 208 21 296-7 88-25 138-67 127-114-35 33-102 61-187 72-81 10-173 10-250-7-60-15-110-36-142-65z">
          <text:p/>
        </draw:path>
        <draw:polygon draw:style-name="gr7" draw:text-style-name="P2" draw:layer="layout" svg:width="0cm" svg:height="0cm" svg:x="6.558cm" svg:y="5.115cm" svg:viewBox="0 0 0 0" draw:points="0,0">
          <text:p/>
        </draw:polygon>
        <draw:path draw:style-name="gr1" draw:text-style-name="P1" draw:layer="layout" svg:width="0.547cm" svg:height="0.12cm" svg:x="8.995cm" svg:y="2.338cm" svg:viewBox="0 0 548 121" svg:d="M538 25l10-25c-81 64-268 89-420 53-53-10-98-28-128-53l7 25c16 32 65 67 143 82 77 18 169 18 243 4 78-19 134-51 145-86z">
          <text:p/>
        </draw:path>
        <draw:polygon draw:style-name="gr7" draw:text-style-name="P2" draw:layer="layout" svg:width="0cm" svg:height="0cm" svg:x="6.558cm" svg:y="5.115cm" svg:viewBox="0 0 0 0" draw:points="0,0">
          <text:p/>
        </draw:polygon>
        <draw:path draw:style-name="gr1" draw:text-style-name="P1" draw:layer="layout" svg:width="0.575cm" svg:height="0.108cm" svg:x="8.981cm" svg:y="7.881cm" svg:viewBox="0 0 576 109" svg:d="M0 0c11 38 67 75 152 96 85 17 183 17 268 0 85-21 146-58 156-96-31 35-100 61-181 75s-176 10-254-7c-63-16-116-40-141-68z">
          <text:p/>
        </draw:path>
        <draw:polygon draw:style-name="gr7" draw:text-style-name="P2" draw:layer="layout" svg:width="0cm" svg:height="0cm" svg:x="6.558cm" svg:y="5.115cm" svg:viewBox="0 0 0 0" draw:points="0,0">
          <text:p/>
        </draw:polygon>
        <draw:path draw:style-name="gr1" draw:text-style-name="P1" draw:layer="layout" svg:width="0.575cm" svg:height="0.108cm" svg:x="8.981cm" svg:y="2.028cm" svg:viewBox="0 0 576 109" svg:d="M576 0c-14 42-75 74-159 96-82 18-184 18-265-3-81-19-138-54-152-93 28 32 78 53 141 67 78 19 170 22 251 7 81-11 149-39 184-74z">
          <text:p/>
        </draw:path>
        <draw:polygon draw:style-name="gr7" draw:text-style-name="P2" draw:layer="layout" svg:width="0cm" svg:height="0cm" svg:x="6.558cm" svg:y="5.115cm" svg:viewBox="0 0 0 0" draw:points="0,0">
          <text:p/>
        </draw:polygon>
        <draw:path draw:style-name="gr1" draw:text-style-name="P1" draw:layer="layout" svg:width="0.554cm" svg:height="0.089cm" svg:x="8.992cm" svg:y="2.19cm" svg:viewBox="0 0 555 90" svg:d="M555 0c-25 36-85 64-163 78-81 19-169 15-247-4-71-14-124-42-145-74 28 25 74 43 135 57 70 17 159 21 236 10 78-10 145-35 184-67z">
          <text:p/>
        </draw:path>
        <draw:polygon draw:style-name="gr7" draw:text-style-name="P2" draw:layer="layout" svg:width="0cm" svg:height="0cm" svg:x="6.558cm" svg:y="5.115cm" svg:viewBox="0 0 0 0" draw:points="0,0">
          <text:p/>
        </draw:polygon>
        <draw:path draw:style-name="gr1" draw:text-style-name="P1" draw:layer="layout" svg:width="0.554cm" svg:height="0.087cm" svg:x="8.992cm" svg:y="7.747cm" svg:viewBox="0 0 555 88" svg:d="M0 0c21 31 74 60 145 75 78 17 166 17 247 3 78-14 138-43 163-78-39 31-106 57-184 64-77 14-166 11-236-7-61-14-107-33-135-57z">
          <text:p/>
        </draw:path>
        <draw:polygon draw:style-name="gr7" draw:text-style-name="P2" draw:layer="layout" svg:width="0cm" svg:height="0cm" svg:x="6.558cm" svg:y="5.115cm" svg:viewBox="0 0 0 0" draw:points="0,0">
          <text:p/>
        </draw:polygon>
        <draw:path draw:style-name="gr1" draw:text-style-name="P1" draw:layer="layout" svg:width="0.056cm" svg:height="0.169cm" svg:x="6.526cm" svg:y="5.196cm" svg:viewBox="0 0 57 170" svg:d="M0 170c35-24 57-57 57-85 0-32-22-60-57-85z">
          <text:p/>
        </draw:path>
        <draw:polygon draw:style-name="gr7" draw:text-style-name="P2" draw:layer="layout" svg:width="0cm" svg:height="0cm" svg:x="6.558cm" svg:y="5.115cm" svg:viewBox="0 0 0 0" draw:points="0,0">
          <text:p/>
        </draw:polygon>
        <draw:polygon draw:style-name="gr1" draw:text-style-name="P1" draw:layer="layout" svg:width="0.035cm" svg:height="0.028cm" svg:x="6.05cm" svg:y="4.582cm" svg:viewBox="0 0 36 29" draw:points="36,29 36,0 0,7">
          <text:p/>
        </draw:polygon>
        <draw:polygon draw:style-name="gr7" draw:text-style-name="P2" draw:layer="layout" svg:width="0cm" svg:height="0cm" svg:x="6.558cm" svg:y="5.115cm" svg:viewBox="0 0 0 0" draw:points="0,0">
          <text:p/>
        </draw:polygon>
        <draw:line draw:style-name="gr8" draw:text-style-name="P2" draw:layer="layout" svg:x1="8.591cm" svg:y1="3.538cm" svg:x2="5.062cm" svg:y2="4.481cm">
          <text:p/>
        </draw:line>
        <draw:path draw:style-name="gr8" draw:text-style-name="P2" draw:layer="layout" svg:width="0.025cm" svg:height="0.007cm" svg:x="5.037cm" svg:y="4.48cm" svg:viewBox="0 0 26 8" svg:d="M26 0c-7 0-19 3-26 8">
          <text:p/>
        </draw:path>
        <draw:path draw:style-name="gr8" draw:text-style-name="P2" draw:layer="layout" svg:width="0.691cm" svg:height="0.097cm" svg:x="8.59cm" svg:y="3.512cm" svg:viewBox="0 0 692 98" svg:d="M692 98c-155-96-455-125-692-71">
          <text:p/>
        </draw:path>
        <draw:line draw:style-name="gr8" draw:text-style-name="P2" draw:layer="layout" svg:x1="5.042cm" svg:y1="4.487cm" svg:x2="2.818cm" svg:y2="5.356cm">
          <text:p/>
        </draw:line>
        <draw:line draw:style-name="gr8" draw:text-style-name="P2" draw:layer="layout" svg:x1="9.667cm" svg:y1="3.867cm" svg:x2="9.278cm" svg:y2="3.605cm">
          <text:p/>
        </draw:line>
        <draw:path draw:style-name="gr8" draw:text-style-name="P2" draw:layer="layout" svg:width="0.039cm" svg:height="0.021cm" svg:x="2.783cm" svg:y="5.355cm" svg:viewBox="0 0 40 22" svg:d="M40 0c-18 7-28 15-40 22">
          <text:p/>
        </draw:path>
        <draw:path draw:style-name="gr8" draw:text-style-name="P2" draw:layer="layout" svg:width="0.9cm" svg:height="0.205cm" svg:x="8.847cm" svg:y="3.979cm" svg:viewBox="0 0 901 206" svg:d="M0 110c117 78 339 113 547 88 209-24 354-105 354-198">
          <text:p/>
        </draw:path>
        <draw:path draw:style-name="gr8" draw:text-style-name="P2" draw:layer="layout" svg:width="0.081cm" svg:height="0.113cm" svg:x="9.666cm" svg:y="3.866cm" svg:viewBox="0 0 82 114" svg:d="M82 114c0-40-32-79-82-114">
          <text:p/>
        </draw:path>
        <draw:path draw:style-name="gr8" draw:text-style-name="P2" draw:layer="layout" svg:width="0.131cm" svg:height="0.127cm" svg:x="2.652cm" svg:y="5.376cm" svg:viewBox="0 0 132 128" svg:d="M0 128c47-42 93-85 132-128">
          <text:p/>
        </draw:path>
        <draw:line draw:style-name="gr8" draw:text-style-name="P2" draw:layer="layout" svg:x1="8.586cm" svg:y1="3.912cm" svg:x2="8.852cm" svg:y2="4.093cm">
          <text:p/>
        </draw:line>
        <draw:line draw:style-name="gr8" draw:text-style-name="P2" draw:layer="layout" svg:x1="3.433cm" svg:y1="5.751cm" svg:x2="2.652cm" svg:y2="5.499cm">
          <text:p/>
        </draw:line>
        <draw:line draw:style-name="gr8" draw:text-style-name="P2" draw:layer="layout" svg:x1="8.591cm" svg:y1="3.912cm" svg:x2="6.081cm" svg:y2="4.583cm">
          <text:p/>
        </draw:line>
        <draw:line draw:style-name="gr8" draw:text-style-name="P2" draw:layer="layout" svg:x1="2.236cm" svg:y1="6.195cm" svg:x2="3.433cm" svg:y2="5.75cm">
          <text:p/>
        </draw:line>
        <draw:line draw:style-name="gr8" draw:text-style-name="P2" draw:layer="layout" svg:x1="6.086cm" svg:y1="4.582cm" svg:x2="6.05cm" svg:y2="4.59cm">
          <text:p/>
        </draw:line>
        <draw:line draw:style-name="gr8" draw:text-style-name="P2" draw:layer="layout" svg:x1="6.05cm" svg:y1="4.589cm" svg:x2="6.975cm" svg:y2="5.211cm">
          <text:p/>
        </draw:line>
        <draw:line draw:style-name="gr8" draw:text-style-name="P2" draw:layer="layout" svg:x1="2.463cm" svg:y1="6.347cm" svg:x2="2.236cm" svg:y2="6.194cm">
          <text:p/>
        </draw:line>
        <draw:path draw:style-name="gr8" draw:text-style-name="P2" draw:layer="layout" svg:width="0.205cm" svg:height="0.176cm" svg:x="6.85cm" svg:y="5.323cm" svg:viewBox="0 0 206 177" svg:d="M0 177c131-42 206-106 206-177">
          <text:p/>
        </draw:path>
        <draw:path draw:style-name="gr8" draw:text-style-name="P2" draw:layer="layout" svg:width="0.081cm" svg:height="0.119cm" svg:x="6.974cm" svg:y="5.207cm" svg:viewBox="0 0 82 120" svg:d="M82 120c0-43-28-85-82-120">
          <text:p/>
        </draw:path>
        <draw:line draw:style-name="gr8" draw:text-style-name="P2" draw:layer="layout" svg:x1="6.851cm" svg:y1="5.499cm" svg:x2="4.152cm" svg:y2="6.22cm">
          <text:p/>
        </draw:line>
        <draw:line draw:style-name="gr8" draw:text-style-name="P2" draw:layer="layout" svg:x1="3.786cm" svg:y1="5.976cm" svg:x2="2.462cm" svg:y2="6.347cm">
          <text:p/>
        </draw:line>
        <draw:line draw:style-name="gr8" draw:text-style-name="P2" draw:layer="layout" svg:x1="4.153cm" svg:y1="6.22cm" svg:x2="3.781cm" svg:y2="5.976cm">
          <text:p/>
        </draw:line>
        <draw:path draw:style-name="gr8" draw:text-style-name="P2" draw:layer="layout" svg:width="0.54cm" svg:height="0.091cm" svg:x="9.08cm" svg:y="4.053cm" svg:viewBox="0 0 541 92" svg:d="M0 71c198 46 438 15 541-71">
          <text:p/>
        </draw:path>
        <draw:path draw:style-name="gr8" draw:text-style-name="P2" draw:layer="layout" svg:width="0.798cm" svg:height="0.248cm" svg:x="8.869cm" svg:y="3.808cm" svg:viewBox="0 0 799 249" svg:d="M753 249c88-70 49-158-99-211-148-51-361-51-505 0-149 53-191 141-103 211">
          <text:p/>
        </draw:path>
        <draw:path draw:style-name="gr8" draw:text-style-name="P2" draw:layer="layout" svg:width="0.17cm" svg:height="0.074cm" svg:x="8.914cm" svg:y="4.053cm" svg:viewBox="0 0 171 75" svg:d="M0 0c39 32 99 57 171 75">
          <text:p/>
        </draw:path>
        <draw:line draw:style-name="gr8" draw:text-style-name="P2" draw:layer="layout" svg:x1="5.853cm" svg:y1="4.781cm" svg:x2="5.457cm" svg:y2="4.709cm">
          <text:p/>
        </draw:line>
        <draw:path draw:style-name="gr8" draw:text-style-name="P2" draw:layer="layout" svg:width="0.07cm" svg:height="0.025cm" svg:x="5.849cm" svg:y="4.776cm" svg:viewBox="0 0 71 26" svg:d="M0 0c28 7 52 15 71 26">
          <text:p/>
        </draw:path>
        <draw:path draw:style-name="gr8" draw:text-style-name="P2" draw:layer="layout" svg:width="0.155cm" svg:height="0.017cm" svg:x="5.302cm" svg:y="4.703cm" svg:viewBox="0 0 156 18" svg:d="M156 6c-53-10-109-7-156 12">
          <text:p/>
        </draw:path>
        <draw:line draw:style-name="gr8" draw:text-style-name="P2" draw:layer="layout" svg:x1="5.919cm" svg:y1="4.801cm" svg:x2="6.527cm" svg:y2="5.197cm">
          <text:p/>
        </draw:line>
        <draw:line draw:style-name="gr8" draw:text-style-name="P2" draw:layer="layout" svg:x1="5.306cm" svg:y1="4.72cm" svg:x2="3.372cm" svg:y2="5.391cm">
          <text:p/>
        </draw:line>
        <draw:path draw:style-name="gr8" draw:text-style-name="P2" draw:layer="layout" svg:width="0.194cm" svg:height="0.144cm" svg:x="6.388cm" svg:y="5.281cm" svg:viewBox="0 0 195 145" svg:d="M0 145c121-33 195-85 195-145">
          <text:p/>
        </draw:path>
        <draw:path draw:style-name="gr8" draw:text-style-name="P2" draw:layer="layout" svg:width="0.056cm" svg:height="0.085cm" svg:x="6.526cm" svg:y="5.196cm" svg:viewBox="0 0 57 86" svg:d="M57 86c0-29-22-61-57-86">
          <text:p/>
        </draw:path>
        <draw:path draw:style-name="gr8" draw:text-style-name="P2" draw:layer="layout" svg:width="0.053cm" svg:height="0.049cm" svg:x="3.319cm" svg:y="5.39cm" svg:viewBox="0 0 54 50" svg:d="M54 0c-33 14-54 33-54 50">
          <text:p/>
        </draw:path>
        <draw:path draw:style-name="gr8" draw:text-style-name="P2" draw:layer="layout" svg:width="0.057cm" svg:height="0.05cm" svg:x="3.319cm" svg:y="5.439cm" svg:viewBox="0 0 58 51" svg:d="M0 0c0 18 22 40 58 51">
          <text:p/>
        </draw:path>
        <draw:line draw:style-name="gr8" draw:text-style-name="P2" draw:layer="layout" svg:x1="6.393cm" svg:y1="5.425cm" svg:x2="4.501cm" svg:y2="5.941cm">
          <text:p/>
        </draw:line>
        <draw:line draw:style-name="gr8" draw:text-style-name="P2" draw:layer="layout" svg:x1="3.376cm" svg:y1="5.489cm" svg:x2="3.997cm" svg:y2="5.701cm">
          <text:p/>
        </draw:line>
        <draw:path draw:style-name="gr8" draw:text-style-name="P2" draw:layer="layout" svg:width="0.215cm" svg:height="0.033cm" svg:x="4.289cm" svg:y="5.919cm" svg:viewBox="0 0 216 34" svg:d="M0 0c21 15 53 26 96 33 43 3 85 0 120-11">
          <text:p/>
        </draw:path>
        <draw:path draw:style-name="gr8" draw:text-style-name="P2" draw:layer="layout" svg:width="0.039cm" svg:height="0.021cm" svg:x="3.993cm" svg:y="5.697cm" svg:viewBox="0 0 40 22" svg:d="M0 0c19 8 33 15 40 22">
          <text:p/>
        </draw:path>
        <draw:line draw:style-name="gr8" draw:text-style-name="P2" draw:layer="layout" svg:x1="4.032cm" svg:y1="5.718cm" svg:x2="4.29cm" svg:y2="5.92cm">
          <text:p/>
        </draw:line>
        <draw:line draw:style-name="gr8" draw:text-style-name="P2" draw:layer="layout" svg:x1="8.847cm" svg:y1="5.979cm" svg:x2="8.847cm" svg:y2="4.088cm">
          <text:p/>
        </draw:line>
        <draw:path draw:style-name="gr8" draw:text-style-name="P2" draw:layer="layout" svg:width="0.9cm" svg:height="0.206cm" svg:x="8.847cm" svg:y="5.873cm" svg:viewBox="0 0 901 207" svg:d="M0 106c117 82 339 118 547 93 209-26 354-107 354-199">
          <text:p/>
        </draw:path>
        <draw:line draw:style-name="gr8" draw:text-style-name="P2" draw:layer="layout" svg:x1="2.652cm" svg:y1="6.039cm" svg:x2="2.652cm" svg:y2="5.499cm">
          <text:p/>
        </draw:line>
        <draw:line draw:style-name="gr8" draw:text-style-name="P2" draw:layer="layout" svg:x1="8.586cm" svg:y1="5.806cm" svg:x2="8.586cm" svg:y2="3.912cm">
          <text:p/>
        </draw:line>
        <draw:line draw:style-name="gr8" draw:text-style-name="P2" draw:layer="layout" svg:x1="8.586cm" svg:y1="5.806cm" svg:x2="8.852cm" svg:y2="5.984cm">
          <text:p/>
        </draw:line>
        <draw:line draw:style-name="gr8" draw:text-style-name="P2" draw:layer="layout" svg:x1="6.081cm" svg:y1="4.61cm" svg:x2="6.081cm" svg:y2="4.582cm">
          <text:p/>
        </draw:line>
        <draw:line draw:style-name="gr8" draw:text-style-name="P2" draw:layer="layout" svg:x1="8.591cm" svg:y1="5.806cm" svg:x2="7.055cm" svg:y2="6.216cm">
          <text:p/>
        </draw:line>
        <draw:line draw:style-name="gr8" draw:text-style-name="P2" draw:layer="layout" svg:x1="6.85cm" svg:y1="7.39cm" svg:x2="6.85cm" svg:y2="5.499cm">
          <text:p/>
        </draw:line>
        <draw:path draw:style-name="gr8" draw:text-style-name="P2" draw:layer="layout" svg:width="0.205cm" svg:height="0.177cm" svg:x="6.85cm" svg:y="7.217cm" svg:viewBox="0 0 206 178" svg:d="M0 178c131-43 206-107 206-178">
          <text:p/>
        </draw:path>
        <draw:line draw:style-name="gr8" draw:text-style-name="P2" draw:layer="layout" svg:x1="6.851cm" svg:y1="7.39cm" svg:x2="4.152cm" svg:y2="8.111cm">
          <text:p/>
        </draw:line>
        <draw:line draw:style-name="gr8" draw:text-style-name="P2" draw:layer="layout" svg:x1="4.152cm" svg:y1="8.11cm" svg:x2="4.152cm" svg:y2="6.219cm">
          <text:p/>
        </draw:line>
        <draw:line draw:style-name="gr8" draw:text-style-name="P2" draw:layer="layout" svg:x1="3.781cm" svg:y1="7.866cm" svg:x2="3.781cm" svg:y2="5.976cm">
          <text:p/>
        </draw:line>
        <draw:line draw:style-name="gr8" draw:text-style-name="P2" draw:layer="layout" svg:x1="4.153cm" svg:y1="8.111cm" svg:x2="3.781cm" svg:y2="7.866cm">
          <text:p/>
        </draw:line>
        <draw:path draw:style-name="gr8" draw:text-style-name="P2" draw:layer="layout" svg:width="0.003cm" svg:height="0.017cm" svg:x="9.553cm" svg:y="4.078cm" svg:viewBox="0 0 4 18" svg:d="M0 18c4-8 4-11 4-18">
          <text:p/>
        </draw:path>
        <draw:path draw:style-name="gr8" draw:text-style-name="P2" draw:layer="layout" svg:width="0.575cm" svg:height="0.12cm" svg:x="8.981cm" svg:y="3.958cm" svg:viewBox="0 0 576 121" svg:d="M576 121c0-67-131-121-290-121s-286 54-286 121">
          <text:p/>
        </draw:path>
        <draw:path draw:style-name="gr8" draw:text-style-name="P2" draw:layer="layout" svg:width="0.004cm" svg:height="0.017cm" svg:x="8.981cm" svg:y="4.078cm" svg:viewBox="0 0 5 18" svg:d="M0 0c0 7 5 10 5 18">
          <text:p/>
        </draw:path>
        <draw:line draw:style-name="gr8" draw:text-style-name="P2" draw:layer="layout" svg:x1="6.526cm" svg:y1="5.196cm" svg:x2="6.526cm" svg:y2="5.365cm">
          <text:p/>
        </draw:line>
        <draw:line draw:style-name="gr8" draw:text-style-name="P2" draw:layer="layout" svg:x1="2.463cm" svg:y1="8.238cm" svg:x2="2.236cm" svg:y2="8.085cm">
          <text:p/>
        </draw:line>
        <draw:line draw:style-name="gr8" draw:text-style-name="P2" draw:layer="layout" svg:x1="3.786cm" svg:y1="7.866cm" svg:x2="2.462cm" svg:y2="8.238cm">
          <text:p/>
        </draw:line>
        <draw:line draw:style-name="gr8" draw:text-style-name="P2" draw:layer="layout" svg:x1="2.236cm" svg:y1="6.194cm" svg:x2="2.236cm" svg:y2="8.085cm">
          <text:p/>
        </draw:line>
        <draw:path draw:style-name="gr8" draw:text-style-name="P2" draw:layer="layout" svg:width="0.064cm" svg:height="0.131cm" svg:x="3.185cm" svg:y="6.427cm" svg:viewBox="0 0 65 132" svg:d="M65 132c0-57-26-103-65-132">
          <text:p/>
        </draw:path>
        <draw:path draw:style-name="gr8" draw:text-style-name="P2" draw:layer="layout" svg:width="0.07cm" svg:height="0.021cm" svg:x="3.115cm" svg:y="6.406cm" svg:viewBox="0 0 71 22" svg:d="M71 22c-22-10-47-22-71-22">
          <text:p/>
        </draw:path>
        <draw:path draw:style-name="gr8" draw:text-style-name="P2" draw:layer="layout" svg:width="0.222cm" svg:height="0.381cm" svg:x="2.893cm" svg:y="6.406cm" svg:viewBox="0 0 223 382" svg:d="M223 0c-82 3-164 67-203 159-38 91-21 184 43 223">
          <text:p/>
        </draw:path>
        <draw:path draw:style-name="gr8" draw:text-style-name="P2" draw:layer="layout" svg:width="0.159cm" svg:height="0.024cm" svg:x="2.956cm" svg:y="6.783cm" svg:viewBox="0 0 160 25" svg:d="M0 4c42 29 102 29 160-4">
          <text:p/>
        </draw:path>
        <draw:path draw:style-name="gr8" draw:text-style-name="P2" draw:layer="layout" svg:width="0.134cm" svg:height="0.225cm" svg:x="3.115cm" svg:y="6.558cm" svg:viewBox="0 0 135 226" svg:d="M0 226c78-42 135-137 135-226">
          <text:p/>
        </draw:path>
        <draw:path draw:style-name="gr8" draw:text-style-name="P2" draw:layer="layout" svg:width="0.064cm" svg:height="0.13cm" svg:x="3.185cm" svg:y="7.447cm" svg:viewBox="0 0 65 131" svg:d="M65 131c0-56-26-107-65-131">
          <text:p/>
        </draw:path>
        <draw:path draw:style-name="gr8" draw:text-style-name="P2" draw:layer="layout" svg:width="0.07cm" svg:height="0.019cm" svg:x="3.115cm" svg:y="7.428cm" svg:viewBox="0 0 71 20" svg:d="M71 20c-22-15-47-23-71-19">
          <text:p/>
        </draw:path>
        <draw:path draw:style-name="gr8" draw:text-style-name="P2" draw:layer="layout" svg:width="0.222cm" svg:height="0.381cm" svg:x="2.893cm" svg:y="7.429cm" svg:viewBox="0 0 223 382" svg:d="M223 0c-82 0-164 65-203 156-38 88-21 184 43 226">
          <text:p/>
        </draw:path>
        <draw:path draw:style-name="gr8" draw:text-style-name="P2" draw:layer="layout" svg:width="0.159cm" svg:height="0.026cm" svg:x="2.956cm" svg:y="7.803cm" svg:viewBox="0 0 160 27" svg:d="M0 3c42 34 102 30 160-3">
          <text:p/>
        </draw:path>
        <draw:path draw:style-name="gr8" draw:text-style-name="P2" draw:layer="layout" svg:width="0.134cm" svg:height="0.226cm" svg:x="3.115cm" svg:y="7.577cm" svg:viewBox="0 0 135 227" svg:d="M0 227c78-43 135-139 135-227">
          <text:p/>
        </draw:path>
        <draw:line draw:style-name="gr8" draw:text-style-name="P2" draw:layer="layout" svg:x1="2.462cm" svg:y1="6.346cm" svg:x2="2.462cm" svg:y2="8.237cm">
          <text:p/>
        </draw:line>
        <draw:path draw:style-name="gr8" draw:text-style-name="P2" draw:layer="layout" svg:width="0.102cm" svg:height="0.071cm" svg:x="9.08cm" svg:y="1.936cm" svg:viewBox="0 0 103 72" svg:d="M103 72c-64-15-103-40-103-72">
          <text:p/>
        </draw:path>
        <draw:path draw:style-name="gr8" draw:text-style-name="P2" draw:layer="layout" svg:width="0.377cm" svg:height="0.081cm" svg:x="9.08cm" svg:y="1.859cm" svg:viewBox="0 0 378 82" svg:d="M0 82c0-47 85-82 188-82 106 0 190 35 190 82">
          <text:p/>
        </draw:path>
        <draw:path draw:style-name="gr8" draw:text-style-name="P2" draw:layer="layout" svg:width="0.278cm" svg:height="0.081cm" svg:x="9.179cm" svg:y="1.936cm" svg:viewBox="0 0 279 82" svg:d="M279 0c0 29-35 54-91 68-58 18-128 18-188 4">
          <text:p/>
        </draw:path>
        <draw:path draw:style-name="gr8" draw:text-style-name="P2" draw:layer="layout" svg:width="0.113cm" svg:height="0.046cm" svg:x="9.034cm" svg:y="2.448cm" svg:viewBox="0 0 114 47" svg:d="M114 47c-50-11-89-25-114-47">
          <text:p/>
        </draw:path>
        <draw:path draw:style-name="gr8" draw:text-style-name="P2" draw:layer="layout" svg:width="0.353cm" svg:height="0.06cm" svg:x="9.147cm" svg:y="2.448cm" svg:viewBox="0 0 354 61" svg:d="M354 0c-67 57-227 78-354 47">
          <text:p/>
        </draw:path>
        <draw:path draw:style-name="gr8" draw:text-style-name="P2" draw:layer="layout" svg:width="0.134cm" svg:height="0.056cm" svg:x="8.985cm" svg:y="2.409cm" svg:viewBox="0 0 135 57" svg:d="M135 57c-57-14-103-36-135-57">
          <text:p/>
        </draw:path>
        <draw:path draw:style-name="gr8" draw:text-style-name="P2" draw:layer="layout" svg:width="0.038cm" svg:height="0.106cm" svg:x="8.95cm" svg:y="2.303cm" svg:viewBox="0 0 39 107" svg:d="M39 107c-44-32-51-72-22-107">
          <text:p/>
        </draw:path>
        <draw:path draw:style-name="gr8" draw:text-style-name="P2" draw:layer="layout" svg:width="0.039cm" svg:height="0.106cm" svg:x="9.549cm" svg:y="2.303cm" svg:viewBox="0 0 40 107" svg:d="M22 0c30 35 22 75-22 107">
          <text:p/>
        </draw:path>
        <draw:path draw:style-name="gr8" draw:text-style-name="P2" draw:layer="layout" svg:width="0.43cm" svg:height="0.072cm" svg:x="9.119cm" svg:y="2.409cm" svg:viewBox="0 0 431 73" svg:d="M431 0c-81 68-275 93-431 57">
          <text:p/>
        </draw:path>
        <draw:path draw:style-name="gr8" draw:text-style-name="P2" draw:layer="layout" svg:width="0.142cm" svg:height="0.081cm" svg:x="9.002cm" svg:y="2.363cm" svg:viewBox="0 0 143 82" svg:d="M143 82c-79-14-128-46-143-82">
          <text:p/>
        </draw:path>
        <draw:path draw:style-name="gr8" draw:text-style-name="P2" draw:layer="layout" svg:width="0.388cm" svg:height="0.095cm" svg:x="9.144cm" svg:y="2.363cm" svg:viewBox="0 0 389 96" svg:d="M389 0c-11 36-68 68-146 82-74 18-166 18-243 0">
          <text:p/>
        </draw:path>
        <draw:path draw:style-name="gr8" draw:text-style-name="P2" draw:layer="layout" svg:width="0.166cm" svg:height="0.12cm" svg:x="8.96cm" svg:y="2.275cm" svg:viewBox="0 0 167 121" svg:d="M167 121c-102-25-167-71-167-121">
          <text:p/>
        </draw:path>
        <draw:path draw:style-name="gr8" draw:text-style-name="P2" draw:layer="layout" svg:width="0.455cm" svg:height="0.133cm" svg:x="9.122cm" svg:y="2.275cm" svg:viewBox="0 0 456 134" svg:d="M456 0c0 46-56 89-148 114-95 25-209 28-308 3">
          <text:p/>
        </draw:path>
        <draw:path draw:style-name="gr8" draw:text-style-name="P2" draw:layer="layout" svg:width="0.166cm" svg:height="0.116cm" svg:x="8.96cm" svg:y="2.159cm" svg:viewBox="0 0 167 117" svg:d="M167 117c-102-26-167-68-167-117">
          <text:p/>
        </draw:path>
        <draw:path draw:style-name="gr8" draw:text-style-name="P2" draw:layer="layout" svg:width="0.004cm" svg:height="0.015cm" svg:x="8.96cm" svg:y="2.144cm" svg:viewBox="0 0 5 16" svg:d="M0 16c0-4 0-12 5-16">
          <text:p/>
        </draw:path>
        <draw:path draw:style-name="gr8" draw:text-style-name="P2" draw:layer="layout" svg:width="0.003cm" svg:height="0.015cm" svg:x="9.574cm" svg:y="2.144cm" svg:viewBox="0 0 4 16" svg:d="M0 0c4 4 4 12 4 16">
          <text:p/>
        </draw:path>
        <draw:path draw:style-name="gr8" draw:text-style-name="P2" draw:layer="layout" svg:width="0.455cm" svg:height="0.132cm" svg:x="9.122cm" svg:y="2.159cm" svg:viewBox="0 0 456 133" svg:d="M456 0c0 46-56 89-148 110-95 29-209 29-308 7">
          <text:p/>
        </draw:path>
        <draw:path draw:style-name="gr8" draw:text-style-name="P2" draw:layer="layout" svg:width="0.144cm" svg:height="0.074cm" svg:x="8.992cm" svg:y="2.19cm" svg:viewBox="0 0 145 75" svg:d="M145 75c-70-15-123-43-145-75">
          <text:p/>
        </draw:path>
        <draw:path draw:style-name="gr8" draw:text-style-name="P2" draw:layer="layout" svg:width="0.413cm" svg:height="0.089cm" svg:x="9.133cm" svg:y="2.19cm" svg:viewBox="0 0 414 90" svg:d="M414 0c-25 36-85 64-163 78-81 19-170 15-251-4">
          <text:p/>
        </draw:path>
        <draw:path draw:style-name="gr8" draw:text-style-name="P2" draw:layer="layout" svg:width="0.166cm" svg:height="0.117cm" svg:x="8.96cm" svg:y="2.13cm" svg:viewBox="0 0 167 118" svg:d="M167 118c-102-25-167-67-167-118">
          <text:p/>
        </draw:path>
        <draw:path draw:style-name="gr8" draw:text-style-name="P2" draw:layer="layout" svg:width="0.455cm" svg:height="0.132cm" svg:x="9.122cm" svg:y="2.13cm" svg:viewBox="0 0 456 133" svg:d="M456 0c0 47-56 89-148 114-95 25-209 25-308 4">
          <text:p/>
        </draw:path>
        <draw:path draw:style-name="gr8" draw:text-style-name="P2" draw:layer="layout" svg:width="0.166cm" svg:height="0.12cm" svg:x="8.96cm" svg:y="2.01cm" svg:viewBox="0 0 167 121" svg:d="M167 121c-102-24-167-68-167-121">
          <text:p/>
        </draw:path>
        <draw:path draw:style-name="gr8" draw:text-style-name="P2" draw:layer="layout" svg:width="0cm" svg:height="0.013cm" svg:x="8.96cm" svg:y="2cm" svg:viewBox="0 0 0 14" svg:d="M0 14c0-7 0-11 0-14">
          <text:p/>
        </draw:path>
        <draw:path draw:style-name="gr8" draw:text-style-name="P2" draw:layer="layout" svg:width="0.003cm" svg:height="0.014cm" svg:x="9.574cm" svg:y="2cm" svg:viewBox="0 0 4 15" svg:d="M0 0c4 3 4 7 4 15">
          <text:p/>
        </draw:path>
        <draw:path draw:style-name="gr8" draw:text-style-name="P2" draw:layer="layout" svg:width="0.455cm" svg:height="0.133cm" svg:x="9.122cm" svg:y="2.01cm" svg:viewBox="0 0 456 134" svg:d="M456 0c0 50-56 93-148 114-95 25-209 28-308 4">
          <text:p/>
        </draw:path>
        <draw:path draw:style-name="gr8" draw:text-style-name="P2" draw:layer="layout" svg:width="0.152cm" svg:height="0.095cm" svg:x="8.981cm" svg:y="2.028cm" svg:viewBox="0 0 153 96" svg:d="M153 96c-81-21-138-56-153-96">
          <text:p/>
        </draw:path>
        <draw:path draw:style-name="gr8" draw:text-style-name="P2" draw:layer="layout" svg:width="0.423cm" svg:height="0.108cm" svg:x="9.133cm" svg:y="2.028cm" svg:viewBox="0 0 424 109" svg:d="M424 0c-14 42-75 74-159 96-82 18-184 18-265-3">
          <text:p/>
        </draw:path>
        <draw:path draw:style-name="gr8" draw:text-style-name="P2" draw:layer="layout" svg:width="0.165cm" svg:height="0.116cm" svg:x="8.957cm" svg:y="1.979cm" svg:viewBox="0 0 166 117" svg:d="M166 117c-102-21-166-68-166-117">
          <text:p/>
        </draw:path>
        <draw:path draw:style-name="gr8" draw:text-style-name="P2" draw:layer="layout" svg:width="0.459cm" svg:height="0.133cm" svg:x="9.122cm" svg:y="1.979cm" svg:viewBox="0 0 460 134" svg:d="M460 0c0 45-60 92-152 113-96 25-209 29-308 4">
          <text:p/>
        </draw:path>
        <draw:path draw:style-name="gr8" draw:text-style-name="P2" draw:layer="layout" svg:width="0.165cm" svg:height="0.12cm" svg:x="8.957cm" svg:y="1.936cm" svg:viewBox="0 0 166 121" svg:d="M166 121c-102-24-166-70-166-121">
          <text:p/>
        </draw:path>
        <draw:path draw:style-name="gr8" draw:text-style-name="P2" draw:layer="layout" svg:width="0.624cm" svg:height="0.134cm" svg:x="8.957cm" svg:y="1.806cm" svg:viewBox="0 0 625 135" svg:d="M0 135c0-74 142-135 311-135 173 0 314 61 314 135">
          <text:p/>
        </draw:path>
        <draw:path draw:style-name="gr8" draw:text-style-name="P2" draw:layer="layout" svg:width="0.459cm" svg:height="0.133cm" svg:x="9.122cm" svg:y="1.936cm" svg:viewBox="0 0 460 134" svg:d="M460 0c0 46-60 88-152 114-96 25-209 25-308 7">
          <text:p/>
        </draw:path>
        <draw:path draw:style-name="gr8" draw:text-style-name="P2" draw:layer="layout" svg:width="0.278cm" svg:height="0.078cm" svg:x="9.179cm" svg:y="7.45cm" svg:viewBox="0 0 279 79" svg:d="M0 71c60 11 130 11 188-4 56-14 91-39 91-67">
          <text:p/>
        </draw:path>
        <draw:path draw:style-name="gr8" draw:text-style-name="P2" draw:layer="layout" svg:width="0.377cm" svg:height="0.081cm" svg:x="9.08cm" svg:y="7.369cm" svg:viewBox="0 0 378 82" svg:d="M378 82c0-47-84-82-190-82-103 0-188 35-188 82">
          <text:p/>
        </draw:path>
        <draw:path draw:style-name="gr8" draw:text-style-name="P2" draw:layer="layout" svg:width="0.102cm" svg:height="0.071cm" svg:x="9.08cm" svg:y="7.45cm" svg:viewBox="0 0 103 72" svg:d="M0 0c0 29 39 58 103 72">
          <text:p/>
        </draw:path>
        <draw:path draw:style-name="gr8" draw:text-style-name="P2" draw:layer="layout" svg:width="0.384cm" svg:height="0.164cm" svg:x="9.147cm" svg:y="7.397cm" svg:viewBox="0 0 385 165" svg:d="M0 153c99 21 226 14 308-21 81-35 102-88 46-132">
          <text:p/>
        </draw:path>
        <draw:path draw:style-name="gr8" draw:text-style-name="P2" draw:layer="layout" svg:width="0.466cm" svg:height="0.06cm" svg:x="9.034cm" svg:y="7.337cm" svg:viewBox="0 0 467 61" svg:d="M467 61c-46-35-134-61-233-61-95 0-187 26-234 61">
          <text:p/>
        </draw:path>
        <draw:path draw:style-name="gr8" draw:text-style-name="P2" draw:layer="layout" svg:width="0.141cm" svg:height="0.152cm" svg:x="9.005cm" svg:y="7.397cm" svg:viewBox="0 0 142 153" svg:d="M32 0c-71 53-21 121 110 153">
          <text:p/>
        </draw:path>
        <draw:path draw:style-name="gr8" draw:text-style-name="P2" draw:layer="layout" svg:width="0.468cm" svg:height="0.199cm" svg:x="9.119cm" svg:y="7.436cm" svg:viewBox="0 0 469 200" svg:d="M0 185c124 28 276 17 375-25 99-43 124-106 56-160">
          <text:p/>
        </draw:path>
        <draw:path draw:style-name="gr8" draw:text-style-name="P2" draw:layer="layout" svg:width="0.173cm" svg:height="0.184cm" svg:x="8.949cm" svg:y="7.436cm" svg:viewBox="0 0 174 185" svg:d="M36 0c-82 67-21 148 138 185">
          <text:p/>
        </draw:path>
        <draw:path draw:style-name="gr8" draw:text-style-name="P2" draw:layer="layout" svg:width="0.424cm" svg:height="0.135cm" svg:x="9.133cm" svg:y="7.556cm" svg:viewBox="0 0 425 136" svg:d="M0 121c95 21 208 21 296-7 88-25 139-67 128-114">
          <text:p/>
        </draw:path>
        <draw:path draw:style-name="gr8" draw:text-style-name="P2" draw:layer="layout" svg:width="0.156cm" svg:height="0.121cm" svg:x="8.977cm" svg:y="7.556cm" svg:viewBox="0 0 157 122" svg:d="M1 0c-12 50 49 100 156 122">
          <text:p/>
        </draw:path>
        <draw:path draw:style-name="gr8" draw:text-style-name="P2" draw:layer="layout" svg:width="0.455cm" svg:height="0.131cm" svg:x="9.122cm" svg:y="7.567cm" svg:viewBox="0 0 456 132" svg:d="M0 117c99 21 213 21 308-4 92-25 148-64 148-113">
          <text:p/>
        </draw:path>
        <draw:path draw:style-name="gr8" draw:text-style-name="P2" draw:layer="layout" svg:width="0.007cm" svg:height="0.028cm" svg:x="9.57cm" svg:y="7.542cm" svg:viewBox="0 0 8 29" svg:d="M8 29c0-10-3-21-8-29">
          <text:p/>
        </draw:path>
        <draw:path draw:style-name="gr8" draw:text-style-name="P2" draw:layer="layout" svg:width="0.007cm" svg:height="0.028cm" svg:x="8.96cm" svg:y="7.542cm" svg:viewBox="0 0 8 29" svg:d="M8 0c-8 8-8 19-8 29">
          <text:p/>
        </draw:path>
        <draw:path draw:style-name="gr8" draw:text-style-name="P2" draw:layer="layout" svg:width="0.166cm" svg:height="0.116cm" svg:x="8.96cm" svg:y="7.567cm" svg:viewBox="0 0 167 117" svg:d="M0 0c0 50 65 96 167 117">
          <text:p/>
        </draw:path>
        <draw:path draw:style-name="gr8" draw:text-style-name="P2" draw:layer="layout" svg:width="0.455cm" svg:height="0.131cm" svg:x="9.122cm" svg:y="7.687cm" svg:viewBox="0 0 456 132" svg:d="M0 117c99 21 213 21 308-4 92-25 148-68 148-113">
          <text:p/>
        </draw:path>
        <draw:path draw:style-name="gr8" draw:text-style-name="P2" draw:layer="layout" svg:width="0.166cm" svg:height="0.116cm" svg:x="8.96cm" svg:y="7.687cm" svg:viewBox="0 0 167 117" svg:d="M0 0c0 50 65 96 167 117">
          <text:p/>
        </draw:path>
        <draw:path draw:style-name="gr8" draw:text-style-name="P2" draw:layer="layout" svg:width="0.413cm" svg:height="0.087cm" svg:x="9.133cm" svg:y="7.747cm" svg:viewBox="0 0 414 88" svg:d="M0 75c81 17 170 17 251 3 78-14 138-43 163-78">
          <text:p/>
        </draw:path>
        <draw:path draw:style-name="gr8" draw:text-style-name="P2" draw:layer="layout" svg:width="0.144cm" svg:height="0.074cm" svg:x="8.992cm" svg:y="7.747cm" svg:viewBox="0 0 145 75" svg:d="M0 0c22 31 75 56 145 75">
          <text:p/>
        </draw:path>
        <draw:path draw:style-name="gr8" draw:text-style-name="P2" draw:layer="layout" svg:width="0.455cm" svg:height="0.13cm" svg:x="9.122cm" svg:y="7.715cm" svg:viewBox="0 0 456 131" svg:d="M0 117c99 21 213 18 308-3 92-25 148-67 148-114">
          <text:p/>
        </draw:path>
        <draw:path draw:style-name="gr8" draw:text-style-name="P2" draw:layer="layout" svg:width="0.003cm" svg:height="0.014cm" svg:x="9.574cm" svg:y="7.701cm" svg:viewBox="0 0 4 15" svg:d="M4 15c0-4 0-12-4-15">
          <text:p/>
        </draw:path>
        <draw:path draw:style-name="gr8" draw:text-style-name="P2" draw:layer="layout" svg:width="0.004cm" svg:height="0.014cm" svg:x="8.96cm" svg:y="7.701cm" svg:viewBox="0 0 5 15" svg:d="M5 0c-5 3-5 11-5 15">
          <text:p/>
        </draw:path>
        <draw:path draw:style-name="gr8" draw:text-style-name="P2" draw:layer="layout" svg:width="0.166cm" svg:height="0.116cm" svg:x="8.96cm" svg:y="7.715cm" svg:viewBox="0 0 167 117" svg:d="M0 0c0 46 65 91 167 117">
          <text:p/>
        </draw:path>
        <draw:path draw:style-name="gr8" draw:text-style-name="P2" draw:layer="layout" svg:width="0.455cm" svg:height="0.132cm" svg:x="9.122cm" svg:y="7.831cm" svg:viewBox="0 0 456 133" svg:d="M0 118c99 21 213 21 308-4 92-22 148-64 148-114">
          <text:p/>
        </draw:path>
        <draw:path draw:style-name="gr8" draw:text-style-name="P2" draw:layer="layout" svg:width="0.166cm" svg:height="0.117cm" svg:x="8.96cm" svg:y="7.831cm" svg:viewBox="0 0 167 118" svg:d="M0 0c0 50 65 95 167 118">
          <text:p/>
        </draw:path>
        <draw:path draw:style-name="gr8" draw:text-style-name="P2" draw:layer="layout" svg:width="0.423cm" svg:height="0.108cm" svg:x="9.133cm" svg:y="7.881cm" svg:viewBox="0 0 424 109" svg:d="M0 96c85 17 183 17 268 0 85-21 146-58 156-96">
          <text:p/>
        </draw:path>
        <draw:path draw:style-name="gr8" draw:text-style-name="P2" draw:layer="layout" svg:width="0.152cm" svg:height="0.095cm" svg:x="8.981cm" svg:y="7.881cm" svg:viewBox="0 0 153 96" svg:d="M0 0c12 38 68 75 153 96">
          <text:p/>
        </draw:path>
        <draw:path draw:style-name="gr8" draw:text-style-name="P2" draw:layer="layout" svg:width="0.459cm" svg:height="0.134cm" svg:x="9.122cm" svg:y="7.863cm" svg:viewBox="0 0 460 135" svg:d="M0 121c99 21 212 18 308-4 92-25 152-71 152-117">
          <text:p/>
        </draw:path>
        <draw:path draw:style-name="gr8" draw:text-style-name="P2" draw:layer="layout" svg:width="0.007cm" svg:height="0.021cm" svg:x="9.574cm" svg:y="7.845cm" svg:viewBox="0 0 8 22" svg:d="M8 22c0-8-5-15-8-22">
          <text:p/>
        </draw:path>
        <draw:path draw:style-name="gr8" draw:text-style-name="P2" draw:layer="layout" svg:width="0.003cm" svg:height="0.021cm" svg:x="8.957cm" svg:y="7.845cm" svg:viewBox="0 0 4 22" svg:d="M4 0c-4 7-4 14-4 22">
          <text:p/>
        </draw:path>
        <draw:path draw:style-name="gr8" draw:text-style-name="P2" draw:layer="layout" svg:width="0.165cm" svg:height="0.12cm" svg:x="8.957cm" svg:y="7.863cm" svg:viewBox="0 0 166 121" svg:d="M0 0c0 49 64 96 166 121">
          <text:p/>
        </draw:path>
        <draw:path draw:style-name="gr8" draw:text-style-name="P2" draw:layer="layout" svg:width="0.459cm" svg:height="0.13cm" svg:x="9.122cm" svg:y="7.909cm" svg:viewBox="0 0 460 131" svg:d="M0 117c99 21 212 18 308-3 92-25 152-68 152-114">
          <text:p/>
        </draw:path>
        <draw:path draw:style-name="gr8" draw:text-style-name="P2" draw:layer="layout" svg:width="0.165cm" svg:height="0.116cm" svg:x="8.957cm" svg:y="7.909cm" svg:viewBox="0 0 166 117" svg:d="M0 0c0 50 64 93 166 117">
          <text:p/>
        </draw:path>
        <draw:line draw:style-name="gr8" draw:text-style-name="P2" draw:layer="layout" svg:x1="9.743cm" svg:y1="3.979cm" svg:x2="9.743cm" svg:y2="5.873cm">
          <text:p/>
        </draw:line>
        <draw:line draw:style-name="gr8" draw:text-style-name="P2" draw:layer="layout" svg:x1="7.055cm" svg:y1="7.217cm" svg:x2="7.055cm" svg:y2="5.323cm">
          <text:p/>
        </draw:line>
        <draw:line draw:style-name="gr8" draw:text-style-name="P2" draw:layer="layout" svg:x1="9.039cm" svg:y1="2.449cm" svg:x2="8.985cm" svg:y2="2.409cm">
          <text:p/>
        </draw:line>
        <draw:line draw:style-name="gr8" draw:text-style-name="P2" draw:layer="layout" svg:x1="9.5cm" svg:y1="2.449cm" svg:x2="9.55cm" svg:y2="2.409cm">
          <text:p/>
        </draw:line>
        <draw:line draw:style-name="gr8" draw:text-style-name="P2" draw:layer="layout" svg:x1="9.007cm" svg:y1="2.364cm" svg:x2="8.995cm" svg:y2="2.338cm">
          <text:p/>
        </draw:line>
        <draw:line draw:style-name="gr8" draw:text-style-name="P2" draw:layer="layout" svg:x1="9.532cm" svg:y1="2.364cm" svg:x2="9.543cm" svg:y2="2.338cm">
          <text:p/>
        </draw:line>
        <draw:line draw:style-name="gr8" draw:text-style-name="P2" draw:layer="layout" svg:x1="8.96cm" svg:y1="2.275cm" svg:x2="8.96cm" svg:y2="2.159cm">
          <text:p/>
        </draw:line>
        <draw:line draw:style-name="gr8" draw:text-style-name="P2" draw:layer="layout" svg:x1="9.577cm" svg:y1="2.275cm" svg:x2="9.577cm" svg:y2="2.159cm">
          <text:p/>
        </draw:line>
        <draw:line draw:style-name="gr8" draw:text-style-name="P2" draw:layer="layout" svg:x1="8.96cm" svg:y1="2.13cm" svg:x2="8.96cm" svg:y2="2.01cm">
          <text:p/>
        </draw:line>
        <draw:line draw:style-name="gr8" draw:text-style-name="P2" draw:layer="layout" svg:x1="9.577cm" svg:y1="2.13cm" svg:x2="9.577cm" svg:y2="2.01cm">
          <text:p/>
        </draw:line>
        <draw:line draw:style-name="gr8" draw:text-style-name="P2" draw:layer="layout" svg:x1="8.957cm" svg:y1="1.979cm" svg:x2="8.957cm" svg:y2="1.936cm">
          <text:p/>
        </draw:line>
        <draw:line draw:style-name="gr8" draw:text-style-name="P2" draw:layer="layout" svg:x1="9.577cm" svg:y1="1.979cm" svg:x2="9.577cm" svg:y2="1.936cm">
          <text:p/>
        </draw:line>
        <draw:line draw:style-name="gr8" draw:text-style-name="P2" draw:layer="layout" svg:x1="9.5cm" svg:y1="7.397cm" svg:x2="9.55cm" svg:y2="7.437cm">
          <text:p/>
        </draw:line>
        <draw:line draw:style-name="gr8" draw:text-style-name="P2" draw:layer="layout" svg:x1="9.039cm" svg:y1="7.397cm" svg:x2="8.985cm" svg:y2="7.437cm">
          <text:p/>
        </draw:line>
        <draw:line draw:style-name="gr8" draw:text-style-name="P2" draw:layer="layout" svg:x1="9.577cm" svg:y1="7.567cm" svg:x2="9.577cm" svg:y2="7.687cm">
          <text:p/>
        </draw:line>
        <draw:line draw:style-name="gr8" draw:text-style-name="P2" draw:layer="layout" svg:x1="8.96cm" svg:y1="7.567cm" svg:x2="8.96cm" svg:y2="7.687cm">
          <text:p/>
        </draw:line>
        <draw:line draw:style-name="gr8" draw:text-style-name="P2" draw:layer="layout" svg:x1="9.577cm" svg:y1="7.715cm" svg:x2="9.577cm" svg:y2="7.831cm">
          <text:p/>
        </draw:line>
        <draw:line draw:style-name="gr8" draw:text-style-name="P2" draw:layer="layout" svg:x1="8.96cm" svg:y1="7.715cm" svg:x2="8.96cm" svg:y2="7.831cm">
          <text:p/>
        </draw:line>
        <draw:line draw:style-name="gr8" draw:text-style-name="P2" draw:layer="layout" svg:x1="9.577cm" svg:y1="7.863cm" svg:x2="9.577cm" svg:y2="7.909cm">
          <text:p/>
        </draw:line>
        <draw:line draw:style-name="gr8" draw:text-style-name="P2" draw:layer="layout" svg:x1="8.957cm" svg:y1="7.863cm" svg:x2="8.957cm" svg:y2="7.909cm">
          <text:p/>
        </draw:line>
        <draw:frame draw:style-name="gr12" draw:text-style-name="P5" draw:layer="layout" svg:width="0.666cm" svg:height="0.78cm" svg:x="27.615cm" svg:y="19.274cm">
          <draw:text-box>
            <text:p text:style-name="P4"><text:span text:style-name="T1">X</text:span></text:p>
          </draw:text-box>
        </draw:frame>
        <draw:frame draw:style-name="gr13" draw:text-style-name="P6" draw:layer="layout" svg:width="0.119cm" svg:height="0.141cm" svg:x="28.025cm" svg:y="19.775cm">
          <draw:text-box>
            <text:p text:style-name="P4"><text:span text:style-name="T2"><text:s/></text:span></text:p>
          </draw:text-box>
        </draw:frame>
        <draw:frame draw:style-name="gr14" draw:text-style-name="P7" draw:layer="layout" svg:width="8.761cm" svg:height="0.623cm" svg:x="16.387cm" svg:y="6.731cm">
          <draw:text-box>
            <text:p text:style-name="P4"><text:span text:style-name="T3">1X M5 Brass Insert [HD-MS0158]</text:span></text:p>
          </draw:text-box>
        </draw:frame>
        <draw:frame draw:style-name="gr13" draw:text-style-name="P6" draw:layer="layout" svg:width="0.119cm" svg:height="0.141cm" svg:x="22.969cm" svg:y="7.54cm">
          <draw:text-box>
            <text:p text:style-name="P4"><text:span text:style-name="T2"><text:s/></text:span></text:p>
          </draw:text-box>
        </draw:frame>
        <draw:frame draw:style-name="gr14" draw:text-style-name="P7" draw:layer="layout" svg:width="8.761cm" svg:height="0.623cm" svg:x="17.149cm" svg:y="13.73cm">
          <draw:text-box>
            <text:p text:style-name="P4"><text:span text:style-name="T3">1X M5 Brass Insert [HD-MS0158]</text:span></text:p>
          </draw:text-box>
        </draw:frame>
        <draw:frame draw:style-name="gr13" draw:text-style-name="P6" draw:layer="layout" svg:width="0.119cm" svg:height="0.141cm" svg:x="23.594cm" svg:y="14.183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7:35.668080750</dc:date>
    <meta:editing-duration>PT12S</meta:editing-duration>
    <meta:editing-cycles>1</meta:editing-cycles>
    <meta:document-statistic meta:object-count="558"/>
    <meta:generator>LibreOffice/5.2.7.2$Linux_X86_64 LibreOffice_project/20m0$Build-2</meta:generator>
  </office:meta>
</office:document-meta>
</file>